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47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3.24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4.983cm"/>
    </style:style>
    <style:style style:name="co19" style:family="table-column">
      <style:table-column-properties fo:break-before="auto" style:column-width="0.326cm"/>
    </style:style>
    <style:style style:name="co20" style:family="table-column">
      <style:table-column-properties fo:break-before="auto" style:column-width="2.314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5.256cm"/>
    </style:style>
    <style:style style:name="co23" style:family="table-column">
      <style:table-column-properties fo:break-before="auto" style:column-width="3.376cm"/>
    </style:style>
    <style:style style:name="co24" style:family="table-column">
      <style:table-column-properties fo:break-before="auto" style:column-width="3.321cm"/>
    </style:style>
    <style:style style:name="co25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15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 style:data-style-name="N115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115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 style:data-style-name="N115">
      <style:table-cell-properties fo:border-bottom="0.74pt solid #000000" fo:border-left="none" fo:border-right="0.74pt solid #000000" fo:border-top="none"/>
    </style:style>
    <style:style style:name="ce1" style:family="table-cell" style:parent-style-name="Default" style:data-style-name="N114"/>
    <style:style style:name="ce17" style:family="table-cell" style:parent-style-name="Default" style:data-style-name="N115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20" style:family="table-cell" style:parent-style-name="Default" style:data-style-name="N115">
      <style:table-cell-properties fo:border-bottom="0.74pt solid #000000" fo:border-left="none" fo:border-right="none" fo:border-top="none"/>
    </style:style>
    <style:style style:name="ce21" style:family="table-cell" style:parent-style-name="Default" style:data-style-name="N115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15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lobal 160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25" office:value-type="string" calcext:value-type="string" table:number-columns-spanned="2" table:number-rows-spanned="1">
            <text:p>ARC-Challeng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MMLU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HellaSwag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WinoGrand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Blimp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Std)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Lambada (Std)</text:p>
          </table:table-cell>
          <table:covered-table-cell table:style-name="ce45"/>
        </table:table-row>
        <table:table-row table:style-name="ro1">
          <table:table-cell/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</table:table-row>
        <table:table-row table:style-name="ro1">
          <table:table-cell table:style-name="ce4" office:value-type="string" calcext:value-type="string">
            <text:p>160M Pile Dedup</text:p>
          </table:table-cell>
          <table:table-cell table:style-name="ce8" office:value-type="float" office:value="0.1997" calcext:value-type="float">
            <text:p>0,200</text:p>
          </table:table-cell>
          <table:table-cell office:value-type="float" office:value="0.0117" calcext:value-type="float">
            <text:p>0,012</text:p>
          </table:table-cell>
          <table:table-cell office:value-type="float" office:value="0.2299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903" calcext:value-type="float">
            <text:p>0,290</text:p>
          </table:table-cell>
          <table:table-cell table:style-name="ce14" office:value-type="float" office:value="0.0045" calcext:value-type="float">
            <text:p>0,005</text:p>
          </table:table-cell>
          <table:table-cell table:style-name="ce8" office:value-type="float" office:value="0.4964" calcext:value-type="float">
            <text:p>0,496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.3689" calcext:value-type="float">
            <text:p>0,369</text:p>
          </table:table-cell>
          <table:table-cell table:style-name="ce14" office:value-type="float" office:value="0.0067" calcext:value-type="float">
            <text:p>0,007</text:p>
          </table:table-cell>
          <table:table-cell table:style-name="ce17" office:value-type="float" office:value="31.2589" calcext:value-type="float">
            <text:p>31,259</text:p>
          </table:table-cell>
          <table:table-cell table:style-name="ce14" office:value-type="float" office:value="1.1594" calcext:value-type="float">
            <text:p>1,159</text:p>
          </table:table-cell>
          <table:table-cell table:style-name="ce17" office:value-type="float" office:value="0.7294" calcext:value-type="float">
            <text:p>0,729</text:p>
          </table:table-cell>
          <table:table-cell table:style-name="ce14" office:value-type="float" office:value="0.0015" calcext:value-type="float">
            <text:p>0,002</text:p>
          </table:table-cell>
          <table:table-cell table:style-name="ce17" office:value-type="float" office:value="0.2335" calcext:value-type="float">
            <text:p>0,234</text:p>
          </table:table-cell>
          <table:table-cell table:style-name="ce14" office:value-type="float" office:value="0.0059" calcext:value-type="float">
            <text:p>0,006</text:p>
          </table:table-cell>
          <table:table-cell table:style-name="ce19" office:value-type="float" office:value="172.7619" calcext:value-type="float">
            <text:p>172,762</text:p>
          </table:table-cell>
          <table:table-cell table:style-name="ce14" office:value-type="float" office:value="7.7265" calcext:value-type="float">
            <text:p>7,727</text:p>
          </table:table-cell>
        </table:table-row>
        <table:table-row table:style-name="ro1">
          <table:table-cell table:style-name="ce4" office:value-type="string" calcext:value-type="string">
            <text:p>160M MiniPile</text:p>
          </table:table-cell>
          <table:table-cell table:style-name="ce10" office:value-type="float" office:value="0.2125" calcext:value-type="float">
            <text:p>0,213</text:p>
          </table:table-cell>
          <table:table-cell table:style-name="ce15" office:value-type="float" office:value="0.012" calcext:value-type="float">
            <text:p>0,012</text:p>
          </table:table-cell>
          <table:table-cell table:style-name="ce10" office:value-type="float" office:value="0.2699" calcext:value-type="float">
            <text:p>0,270</text:p>
          </table:table-cell>
          <table:table-cell table:style-name="ce15" office:value-type="float" office:value="0.0037" calcext:value-type="float">
            <text:p>0,004</text:p>
          </table:table-cell>
          <table:table-cell table:style-name="ce10" office:value-type="float" office:value="0.256" calcext:value-type="float">
            <text:p>0,256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10" office:value-type="float" office:value="0.472" calcext:value-type="float">
            <text:p>0,472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3033175.2693" calcext:value-type="float">
            <text:p>3033175,269</text:p>
          </table:table-cell>
          <table:table-cell table:style-name="ce15" office:value-type="float" office:value="288926.5827" calcext:value-type="float">
            <text:p>288926,583</text:p>
          </table:table-cell>
          <table:table-cell table:style-name="ce10" office:value-type="float" office:value="0.5194" calcext:value-type="float">
            <text:p>0,519</text:p>
          </table:table-cell>
          <table:table-cell table:style-name="ce15" office:value-type="float" office:value="0.0018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20" office:value-type="float" office:value="27067951.3461" calcext:value-type="float">
            <text:p>27067951,346</text:p>
          </table:table-cell>
          <table:table-cell table:style-name="ce15" office:value-type="float" office:value="2710040.1909" calcext:value-type="float">
            <text:p>2710040,191</text:p>
          </table:table-cell>
        </table:table-row>
        <table:table-row table:style-name="ro1">
          <table:table-cell table:style-name="ce4" office:value-type="string" calcext:value-type="string">
            <text:p>160M Reproduction</text:p>
          </table:table-cell>
          <table:table-cell table:style-name="ce8" office:value-type="float" office:value="0.1894" calcext:value-type="float">
            <text:p>0,189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4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22" calcext:value-type="float">
            <text:p>0,512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54408.3999" calcext:value-type="float">
            <text:p>1854408,400</text:p>
          </table:table-cell>
          <table:table-cell table:style-name="ce14" office:value-type="float" office:value="148101.5978" calcext:value-type="float">
            <text:p>148101,598</text:p>
          </table:table-cell>
          <table:table-cell table:style-name="ce8" office:value-type="float" office:value="0.5481" calcext:value-type="float">
            <text:p>0,548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1927123.2514" calcext:value-type="float">
            <text:p>11927123,251</text:p>
          </table:table-cell>
          <table:table-cell table:style-name="ce14" office:value-type="float" office:value="1063672.9283" calcext:value-type="float">
            <text:p>1063672,928</text:p>
          </table:table-cell>
        </table:table-row>
        <table:table-row table:style-name="ro1">
          <table:table-cell table:style-name="ce4" office:value-type="string" calcext:value-type="string">
            <text:p>160M Lossi</text:p>
          </table:table-cell>
          <table:table-cell table:style-name="ce8" office:value-type="float" office:value="0.198" calcext:value-type="float">
            <text:p>0,198</text:p>
          </table:table-cell>
          <table:table-cell office:value-type="float" office:value="0.0116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99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07" calcext:value-type="float">
            <text:p>0,511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116445.1732" calcext:value-type="float">
            <text:p>2116445,173</text:p>
          </table:table-cell>
          <table:table-cell table:style-name="ce14" office:value-type="float" office:value="175403.0579" calcext:value-type="float">
            <text:p>175403,058</text:p>
          </table:table-cell>
          <table:table-cell table:style-name="ce8" office:value-type="float" office:value="0.5492" calcext:value-type="float">
            <text:p>0,549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4896599.9251" calcext:value-type="float">
            <text:p>14896599,925</text:p>
          </table:table-cell>
          <table:table-cell table:style-name="ce14" office:value-type="float" office:value="1366937.5471" calcext:value-type="float">
            <text:p>1366937,547</text:p>
          </table:table-cell>
        </table:table-row>
        <table:table-row table:style-name="ro1">
          <table:table-cell table:style-name="ce4" office:value-type="string" calcext:value-type="string">
            <text:p>160M Density</text:p>
          </table:table-cell>
          <table:table-cell table:style-name="ce8" office:value-type="float" office:value="0.192" calcext:value-type="float">
            <text:p>0,192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4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201" calcext:value-type="float">
            <text:p>0,520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099002.0912" calcext:value-type="float">
            <text:p>2099002,091</text:p>
          </table:table-cell>
          <table:table-cell table:style-name="ce14" office:value-type="float" office:value="170652.6222" calcext:value-type="float">
            <text:p>170652,622</text:p>
          </table:table-cell>
          <table:table-cell table:style-name="ce8" office:value-type="float" office:value="0.5501" calcext:value-type="float">
            <text:p>0,550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3347273.6076" calcext:value-type="float">
            <text:p>13347273,608</text:p>
          </table:table-cell>
          <table:table-cell table:style-name="ce14" office:value-type="float" office:value="1997894.6362" calcext:value-type="float">
            <text:p>1997894,636</text:p>
          </table:table-cell>
        </table:table-row>
        <table:table-row table:style-name="ro1">
          <table:table-cell table:style-name="ce4" office:value-type="string" calcext:value-type="string">
            <text:p>160M Low Density</text:p>
          </table:table-cell>
          <table:table-cell table:style-name="ce8" office:value-type="float" office:value="0.1886" calcext:value-type="float">
            <text:p>0,189</text:p>
          </table:table-cell>
          <table:table-cell office:value-type="float" office:value="0.0114" calcext:value-type="float">
            <text:p>0,011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08" calcext:value-type="float">
            <text:p>0,251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067" calcext:value-type="float">
            <text:p>0,507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287598.5548" calcext:value-type="float">
            <text:p>2287598,555</text:p>
          </table:table-cell>
          <table:table-cell table:style-name="ce14" office:value-type="float" office:value="192724.6151" calcext:value-type="float">
            <text:p>192724,615</text:p>
          </table:table-cell>
          <table:table-cell table:style-name="ce8" office:value-type="float" office:value="0.5504" calcext:value-type="float">
            <text:p>0,550</text:p>
          </table:table-cell>
          <table:table-cell table:style-name="ce14" office:value-type="float" office:value="0.017" calcext:value-type="float">
            <text:p>0,017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6223747.0588" calcext:value-type="float">
            <text:p>16223747,059</text:p>
          </table:table-cell>
          <table:table-cell table:style-name="ce14" office:value-type="float" office:value="1503858.3054" calcext:value-type="float">
            <text:p>1503858,305</text:p>
          </table:table-cell>
        </table:table-row>
        <table:table-row table:style-name="ro1">
          <table:table-cell table:style-name="ce4" office:value-type="string" calcext:value-type="string">
            <text:p>160M k440</text:p>
          </table:table-cell>
          <table:table-cell table:style-name="ce8" office:value-type="float" office:value="0.1971" calcext:value-type="float">
            <text:p>0,197</text:p>
          </table:table-cell>
          <table:table-cell office:value-type="float" office:value="0.0116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15" calcext:value-type="float">
            <text:p>0,262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07" calcext:value-type="float">
            <text:p>0,511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54900.791" calcext:value-type="float">
            <text:p>1854900,791</text:p>
          </table:table-cell>
          <table:table-cell table:style-name="ce14" office:value-type="float" office:value="147593.4812" calcext:value-type="float">
            <text:p>147593,481</text:p>
          </table:table-cell>
          <table:table-cell table:style-name="ce8" office:value-type="float" office:value="0.5466" calcext:value-type="float">
            <text:p>0,547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1658172.4311" calcext:value-type="float">
            <text:p>11658172,431</text:p>
          </table:table-cell>
          <table:table-cell table:style-name="ce14" office:value-type="float" office:value="1033012.4141" calcext:value-type="float">
            <text:p>1033012,414</text:p>
          </table:table-cell>
        </table:table-row>
        <table:table-row table:style-name="ro1">
          <table:table-cell table:style-name="ce4" office:value-type="string" calcext:value-type="string">
            <text:p>160M k440 Density</text:p>
          </table:table-cell>
          <table:table-cell table:style-name="ce8" office:value-type="float" office:value="0.1928" calcext:value-type="float">
            <text:p>0,193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3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41" calcext:value-type="float">
            <text:p>0,494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025523.7766" calcext:value-type="float">
            <text:p>2025523,777</text:p>
          </table:table-cell>
          <table:table-cell table:style-name="ce14" office:value-type="float" office:value="164221.8893" calcext:value-type="float">
            <text:p>164221,889</text:p>
          </table:table-cell>
          <table:table-cell table:style-name="ce8" office:value-type="float" office:value="0.552" calcext:value-type="float">
            <text:p>0,552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2959844.9407" calcext:value-type="float">
            <text:p>12959844,941</text:p>
          </table:table-cell>
          <table:table-cell table:style-name="ce14" office:value-type="float" office:value="1160155.0647" calcext:value-type="float">
            <text:p>1160155,065</text:p>
          </table:table-cell>
        </table:table-row>
        <table:table-row table:style-name="ro1">
          <table:table-cell table:style-name="ce4" office:value-type="string" calcext:value-type="string">
            <text:p>160M k440 Inter</text:p>
          </table:table-cell>
          <table:table-cell table:style-name="ce8" office:value-type="float" office:value="0.1937" calcext:value-type="float">
            <text:p>0,194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8" calcext:value-type="float">
            <text:p>0,261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96" calcext:value-type="float">
            <text:p>0,500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58348.2053" calcext:value-type="float">
            <text:p>1858348,205</text:p>
          </table:table-cell>
          <table:table-cell table:style-name="ce14" office:value-type="float" office:value="147853.1415" calcext:value-type="float">
            <text:p>147853,142</text:p>
          </table:table-cell>
          <table:table-cell table:style-name="ce8" office:value-type="float" office:value="0.551" calcext:value-type="float">
            <text:p>0,551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1655568.3141" calcext:value-type="float">
            <text:p>11655568,314</text:p>
          </table:table-cell>
          <table:table-cell table:style-name="ce14" office:value-type="float" office:value="1032438.4286" calcext:value-type="float">
            <text:p>1032438,429</text:p>
          </table:table-cell>
        </table:table-row>
        <table:table-row table:style-name="ro1">
          <table:table-cell table:style-name="ce4" office:value-type="string" calcext:value-type="string">
            <text:p>160M k440 Inter High</text:p>
          </table:table-cell>
          <table:table-cell table:style-name="ce8" office:value-type="float" office:value="0.1911" calcext:value-type="float">
            <text:p>0,191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1" calcext:value-type="float">
            <text:p>0,261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85" calcext:value-type="float">
            <text:p>0,519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976271.1659" calcext:value-type="float">
            <text:p>1976271,166</text:p>
          </table:table-cell>
          <table:table-cell table:style-name="ce14" office:value-type="float" office:value="158805.4234" calcext:value-type="float">
            <text:p>158805,423</text:p>
          </table:table-cell>
          <table:table-cell table:style-name="ce8" office:value-type="float" office:value="0.544" calcext:value-type="float">
            <text:p>0,544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2395759.9269" calcext:value-type="float">
            <text:p>12395759,927</text:p>
          </table:table-cell>
          <table:table-cell table:style-name="ce14" office:value-type="float" office:value="1104763.2927" calcext:value-type="float">
            <text:p>1104763,293</text:p>
          </table:table-cell>
        </table:table-row>
        <table:table-row table:style-name="ro1">
          <table:table-cell table:style-name="ce4" office:value-type="string" calcext:value-type="string">
            <text:p>160M Density Tiny (842k)</text:p>
          </table:table-cell>
          <table:table-cell table:style-name="ce8" office:value-type="float" office:value="0.1843" calcext:value-type="float">
            <text:p>0,184</text:p>
          </table:table-cell>
          <table:table-cell office:value-type="float" office:value="0.0113" calcext:value-type="float">
            <text:p>0,011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98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8" calcext:value-type="float">
            <text:p>0,498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934160.4021" calcext:value-type="float">
            <text:p>1934160,402</text:p>
          </table:table-cell>
          <table:table-cell table:style-name="ce14" office:value-type="float" office:value="153855.8657" calcext:value-type="float">
            <text:p>153855,866</text:p>
          </table:table-cell>
          <table:table-cell table:style-name="ce8" office:value-type="float" office:value="0.5363" calcext:value-type="float">
            <text:p>0,536</text:p>
          </table:table-cell>
          <table:table-cell table:style-name="ce14" office:value-type="float" office:value="0.0016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354382.8435" calcext:value-type="float">
            <text:p>10354382,844</text:p>
          </table:table-cell>
          <table:table-cell table:style-name="ce14" office:value-type="float" office:value="900493.0078" calcext:value-type="float">
            <text:p>900493,008</text:p>
          </table:table-cell>
        </table:table-row>
        <table:table-row table:style-name="ro1">
          <table:table-cell table:style-name="ce4" office:value-type="string" calcext:value-type="string">
            <text:p>160M Density Nano (750k)</text:p>
          </table:table-cell>
          <table:table-cell table:style-name="ce8" office:value-type="float" office:value="0.1928" calcext:value-type="float">
            <text:p>0,193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96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036" calcext:value-type="float">
            <text:p>0,504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71303.2176" calcext:value-type="float">
            <text:p>1871303,218</text:p>
          </table:table-cell>
          <table:table-cell table:style-name="ce14" office:value-type="float" office:value="150515.6406" calcext:value-type="float">
            <text:p>150515,641</text:p>
          </table:table-cell>
          <table:table-cell table:style-name="ce8" office:value-type="float" office:value="0.5364" calcext:value-type="float">
            <text:p>0,536</text:p>
          </table:table-cell>
          <table:table-cell table:style-name="ce14" office:value-type="float" office:value="0.0016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513877.8584" calcext:value-type="float">
            <text:p>10513877,858</text:p>
          </table:table-cell>
          <table:table-cell table:style-name="ce14" office:value-type="float" office:value="926264.3394" calcext:value-type="float">
            <text:p>926264,339</text:p>
          </table:table-cell>
        </table:table-row>
        <table:table-row table:style-name="ro1">
          <table:table-cell table:style-name="ce4" office:value-type="string" calcext:value-type="string">
            <text:p>160M Density Pico (250k)</text:p>
          </table:table-cell>
          <table:table-cell table:style-name="ce8" office:value-type="float" office:value="0.1903" calcext:value-type="float">
            <text:p>0,190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83" calcext:value-type="float">
            <text:p>0,258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57" calcext:value-type="float">
            <text:p>0,496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964196.9255" calcext:value-type="float">
            <text:p>1964196,926</text:p>
          </table:table-cell>
          <table:table-cell table:style-name="ce14" office:value-type="float" office:value="153419.7846" calcext:value-type="float">
            <text:p>153419,785</text:p>
          </table:table-cell>
          <table:table-cell table:style-name="ce8" office:value-type="float" office:value="0.5383" calcext:value-type="float">
            <text:p>0,538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720344.5522" calcext:value-type="float">
            <text:p>10720344,552</text:p>
          </table:table-cell>
          <table:table-cell table:style-name="ce14" office:value-type="float" office:value="925236.7038" calcext:value-type="float">
            <text:p>925236,704</text:p>
          </table:table-cell>
        </table:table-row>
        <table:table-row table:style-name="ro1">
          <table:table-cell table:style-name="ce6" office:value-type="string" calcext:value-type="string">
            <text:p>160M Density Pico 2 Epochs (250k)</text:p>
          </table:table-cell>
          <table:table-cell table:style-name="ce8" office:value-type="float" office:value="0.1928" calcext:value-type="float">
            <text:p>0,193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73" calcext:value-type="float">
            <text:p>0,257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33" calcext:value-type="float">
            <text:p>0,493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017680.7049" calcext:value-type="float">
            <text:p>2017680,705</text:p>
          </table:table-cell>
          <table:table-cell table:style-name="ce14" office:value-type="float" office:value="159090.0606" calcext:value-type="float">
            <text:p>159090,061</text:p>
          </table:table-cell>
          <table:table-cell table:style-name="ce8" office:value-type="float" office:value="0.5405" calcext:value-type="float">
            <text:p>0,541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465698.6884" calcext:value-type="float">
            <text:p>10465698,688</text:p>
          </table:table-cell>
          <table:table-cell table:style-name="ce14" office:value-type="float" office:value="903166.5195" calcext:value-type="float">
            <text:p>903166,520</text:p>
          </table:table-cell>
        </table:table-row>
        <table:table-row table:style-name="ro1">
          <table:table-cell table:style-name="ce6" office:value-type="string" calcext:value-type="string">
            <text:p>160M Density 2 Epochs (946k)</text:p>
          </table:table-cell>
          <table:table-cell table:style-name="ce8" office:value-type="float" office:value="0.1894" calcext:value-type="float">
            <text:p>0,189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68" calcext:value-type="float">
            <text:p>0,257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012" calcext:value-type="float">
            <text:p>0,501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587737.3755" calcext:value-type="float">
            <text:p>1587737,376</text:p>
          </table:table-cell>
          <table:table-cell table:style-name="ce14" office:value-type="float" office:value="121555.3148" calcext:value-type="float">
            <text:p>121555,315</text:p>
          </table:table-cell>
          <table:table-cell table:style-name="ce8" office:value-type="float" office:value="0.5378" calcext:value-type="float">
            <text:p>0,538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8366924.7603" calcext:value-type="float">
            <text:p>8366924,760</text:p>
          </table:table-cell>
          <table:table-cell table:style-name="ce14" office:value-type="float" office:value="713077.3579" calcext:value-type="float">
            <text:p>713077,358</text:p>
          </table:table-cell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15"/>
        </table:table-row>
      </table:table>
      <table:table table:name="Global 1.4B" table:style-name="ta1">
        <table:table-column table:style-name="co10" table:default-cell-style-name="Default"/>
        <table:table-column table:style-name="co2" table:number-columns-repeated="8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5" office:value-type="string" calcext:value-type="string" table:number-columns-spanned="2" table:number-rows-spanned="1">
            <text:p>ARC-Challeng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MMLU</text:p>
          </table:table-cell>
          <table:covered-table-cell table:style-name="ce46"/>
          <table:table-cell table:style-name="ce31" office:value-type="string" calcext:value-type="string" table:number-columns-spanned="2" table:number-rows-spanned="1">
            <text:p>HellaSwag</text:p>
          </table:table-cell>
          <table:covered-table-cell table:style-name="ce27"/>
          <table:table-cell table:style-name="ce46" office:value-type="string" calcext:value-type="string" table:number-columns-spanned="2" table:number-rows-spanned="1">
            <text:p>WinoGrand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Blimp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Std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Std)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ARC-Easy</text:p>
          </table:table-cell>
          <table:covered-table-cell table:style-name="ce27"/>
        </table:table-row>
        <table:table-row table:style-name="ro1">
          <table:table-cell/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30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30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</table:table-row>
        <table:table-row table:style-name="ro1">
          <table:table-cell table:style-name="ce23" office:value-type="string" calcext:value-type="string">
            <text:p>1.4B Pile Dedup</text:p>
          </table:table-cell>
          <table:table-cell table:style-name="ce10" office:value-type="float" office:value="0.26" calcext:value-type="float">
            <text:p>0,260</text:p>
          </table:table-cell>
          <table:table-cell table:style-name="ce15" office:value-type="float" office:value="0.013" calcext:value-type="float">
            <text:p>0,013</text:p>
          </table:table-cell>
          <table:table-cell table:style-name="ce10" office:value-type="float" office:value="0.2388" calcext:value-type="float">
            <text:p>0,239</text:p>
          </table:table-cell>
          <table:table-cell table:style-name="ce20" office:value-type="float" office:value="0.0036" calcext:value-type="float">
            <text:p>0,004</text:p>
          </table:table-cell>
          <table:table-cell table:style-name="ce10" office:value-type="float" office:value="0.4177" calcext:value-type="float">
            <text:p>0,418</text:p>
          </table:table-cell>
          <table:table-cell table:style-name="ce15" office:value-type="float" office:value="0.0049" calcext:value-type="float">
            <text:p>0,005</text:p>
          </table:table-cell>
          <table:table-cell table:style-name="ce20" office:value-type="float" office:value="0.573" calcext:value-type="float">
            <text:p>0,573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.6202" calcext:value-type="float">
            <text:p>0,620</text:p>
          </table:table-cell>
          <table:table-cell table:style-name="ce15" office:value-type="float" office:value="0.0068" calcext:value-type="float">
            <text:p>0,007</text:p>
          </table:table-cell>
          <table:table-cell table:style-name="ce10" office:value-type="float" office:value="6.1041" calcext:value-type="float">
            <text:p>6,104</text:p>
          </table:table-cell>
          <table:table-cell table:style-name="ce15" office:value-type="float" office:value="0.1531" calcext:value-type="float">
            <text:p>0,153</text:p>
          </table:table-cell>
          <table:table-cell table:style-name="ce10" office:value-type="float" office:value="0.8154" calcext:value-type="float">
            <text:p>0,815</text:p>
          </table:table-cell>
          <table:table-cell table:style-name="ce15" office:value-type="float" office:value="0.0013" calcext:value-type="float">
            <text:p>0,001</text:p>
          </table:table-cell>
          <table:table-cell table:style-name="ce10" office:value-type="float" office:value="0.4898" calcext:value-type="float">
            <text:p>0,490</text:p>
          </table:table-cell>
          <table:table-cell table:style-name="ce15" office:value-type="float" office:value="0.007" calcext:value-type="float">
            <text:p>0,007</text:p>
          </table:table-cell>
          <table:table-cell table:style-name="ce10" office:value-type="float" office:value="11.2448" calcext:value-type="float">
            <text:p>11,245</text:p>
          </table:table-cell>
          <table:table-cell table:style-name="ce15" office:value-type="float" office:value="0.3305" calcext:value-type="float">
            <text:p>0,331</text:p>
          </table:table-cell>
          <table:table-cell table:style-name="ce10" office:value-type="float" office:value="0.6174" calcext:value-type="float">
            <text:p>0,617</text:p>
          </table:table-cell>
          <table:table-cell table:style-name="ce15" office:value-type="float" office:value="0.01" calcext:value-type="float">
            <text:p>0,010</text:p>
          </table:table-cell>
        </table:table-row>
        <table:table-row table:style-name="ro1">
          <table:table-cell table:style-name="ce24" office:value-type="string" calcext:value-type="string">
            <text:p>1.4B MiniPile</text:p>
          </table:table-cell>
          <table:table-cell table:style-name="ce10" office:value-type="float" office:value="0.1903" calcext:value-type="float">
            <text:p>0,190</text:p>
          </table:table-cell>
          <table:table-cell table:style-name="ce15" office:value-type="float" office:value="0.0115" calcext:value-type="float">
            <text:p>0,012</text:p>
          </table:table-cell>
          <table:table-cell table:style-name="ce10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10" office:value-type="float" office:value="0.2579" calcext:value-type="float">
            <text:p>0,258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185" calcext:value-type="float">
            <text:p>0,519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564928.5258" calcext:value-type="float">
            <text:p>1564928,526</text:p>
          </table:table-cell>
          <table:table-cell table:style-name="ce15" office:value-type="float" office:value="118691.4565" calcext:value-type="float">
            <text:p>118691,457</text:p>
          </table:table-cell>
          <table:table-cell table:style-name="ce10" office:value-type="float" office:value="0.5483" calcext:value-type="float">
            <text:p>0,548</text:p>
          </table:table-cell>
          <table:table-cell table:style-name="ce15" office:value-type="float" office:value="0.0017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8848600.9409" calcext:value-type="float">
            <text:p>8848600,941</text:p>
          </table:table-cell>
          <table:table-cell table:style-name="ce15" office:value-type="float" office:value="745031.89" calcext:value-type="float">
            <text:p>745031,890</text:p>
          </table:table-cell>
          <table:table-cell table:style-name="ce10" office:value-type="float" office:value="0.2715" calcext:value-type="float">
            <text:p>0,272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>
          <table:table-cell table:style-name="ce24" office:value-type="string" calcext:value-type="string">
            <text:p>1.4B Reproduction</text:p>
          </table:table-cell>
          <table:table-cell table:style-name="ce10" office:value-type="float" office:value="0.1928" calcext:value-type="float">
            <text:p>0,193</text:p>
          </table:table-cell>
          <table:table-cell table:style-name="ce15" office:value-type="float" office:value="0.0115" calcext:value-type="float">
            <text:p>0,012</text:p>
          </table:table-cell>
          <table:table-cell table:style-name="ce10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10" office:value-type="float" office:value="0.2584" calcext:value-type="float">
            <text:p>0,258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091" calcext:value-type="float">
            <text:p>0,509</text:p>
          </table:table-cell>
          <table:table-cell table:style-name="ce15" office:value-type="float" office:value="0.0141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520707.8702" calcext:value-type="float">
            <text:p>1520707,870</text:p>
          </table:table-cell>
          <table:table-cell table:style-name="ce15" office:value-type="float" office:value="115261.3664" calcext:value-type="float">
            <text:p>115261,366</text:p>
          </table:table-cell>
          <table:table-cell table:style-name="ce10" office:value-type="float" office:value="0.5397" calcext:value-type="float">
            <text:p>0,540</text:p>
          </table:table-cell>
          <table:table-cell table:style-name="ce15" office:value-type="float" office:value="0.0016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8651201.8876" calcext:value-type="float">
            <text:p>8651201,888</text:p>
          </table:table-cell>
          <table:table-cell table:style-name="ce15" office:value-type="float" office:value="735161.5236" calcext:value-type="float">
            <text:p>735161,524</text:p>
          </table:table-cell>
          <table:table-cell table:style-name="ce10" office:value-type="float" office:value="0.2673" calcext:value-type="float">
            <text:p>0,267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>
          <table:table-cell table:style-name="ce24" office:value-type="string" calcext:value-type="string">
            <text:p>1.4B Density</text:p>
          </table:table-cell>
          <table:table-cell table:style-name="ce10" office:value-type="float" office:value="0.1852" calcext:value-type="float">
            <text:p>0,185</text:p>
          </table:table-cell>
          <table:table-cell table:style-name="ce15" office:value-type="float" office:value="0.0114" calcext:value-type="float">
            <text:p>0,011</text:p>
          </table:table-cell>
          <table:table-cell table:style-name="ce10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10" office:value-type="float" office:value="0.2589" calcext:value-type="float">
            <text:p>0,259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043" calcext:value-type="float">
            <text:p>0,504</text:p>
          </table:table-cell>
          <table:table-cell table:style-name="ce15" office:value-type="float" office:value="0.0141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420846.8323" calcext:value-type="float">
            <text:p>1420846,832</text:p>
          </table:table-cell>
          <table:table-cell table:style-name="ce15" office:value-type="float" office:value="106563.1327" calcext:value-type="float">
            <text:p>106563,133</text:p>
          </table:table-cell>
          <table:table-cell table:style-name="ce10" office:value-type="float" office:value="0.5422" calcext:value-type="float">
            <text:p>0,542</text:p>
          </table:table-cell>
          <table:table-cell table:style-name="ce15" office:value-type="float" office:value="0.0017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7916035.3527" calcext:value-type="float">
            <text:p>7916035,353</text:p>
          </table:table-cell>
          <table:table-cell table:style-name="ce15" office:value-type="float" office:value="664805.9178" calcext:value-type="float">
            <text:p>664805,918</text:p>
          </table:table-cell>
          <table:table-cell table:style-name="ce10" office:value-type="float" office:value="0.2698" calcext:value-type="float">
            <text:p>0,270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>
          <table:table-cell table:style-name="ce24" office:value-type="string" calcext:value-type="string">
            <text:p>1.4B Density Pico (250k)</text:p>
          </table:table-cell>
          <table:table-cell table:style-name="ce44" office:value-type="float" office:value="0.1928" calcext:value-type="float">
            <text:p>0,193</text:p>
          </table:table-cell>
          <table:table-cell table:style-name="ce15" office:value-type="float" office:value="0.0115" calcext:value-type="float">
            <text:p>0,012</text:p>
          </table:table-cell>
          <table:table-cell table:style-name="ce44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44" office:value-type="float" office:value="0.26" calcext:value-type="float">
            <text:p>0,260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122" calcext:value-type="float">
            <text:p>0,512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662608.9444" calcext:value-type="float">
            <text:p>1662608,944</text:p>
          </table:table-cell>
          <table:table-cell table:style-name="ce15" office:value-type="float" office:value="128444.3607" calcext:value-type="float">
            <text:p>128444,361</text:p>
          </table:table-cell>
          <table:table-cell table:style-name="ce10" office:value-type="float" office:value="0.5445" calcext:value-type="float">
            <text:p>0,545</text:p>
          </table:table-cell>
          <table:table-cell table:style-name="ce15" office:value-type="float" office:value="0.0017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8546578.1832" calcext:value-type="float">
            <text:p>8546578,183</text:p>
          </table:table-cell>
          <table:table-cell table:style-name="ce15" office:value-type="float" office:value="737889.9436" calcext:value-type="float">
            <text:p>737889,944</text:p>
          </table:table-cell>
          <table:table-cell table:style-name="ce44" office:value-type="float" office:value="0.2761" calcext:value-type="float">
            <text:p>0,276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</table:table>
      <table:table table:name="Comparisons" table:style-name="ta1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19" table:default-cell-style-name="Default"/>
        <table:table-column table:style-name="co23" table:default-cell-style-name="ce1"/>
        <table:table-column table:style-name="co24" table:default-cell-style-name="ce1"/>
        <table:table-column table:style-name="co25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8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843" calcext:value-type="float">
            <text:p>0,1843</text:p>
          </table:table-cell>
          <table:table-cell office:value-type="float" office:value="0.0113" calcext:value-type="float">
            <text:p>0,0113</text:p>
          </table:table-cell>
          <table:table-cell/>
          <table:table-cell table:formula="of:=[.E171]-[.B171]" office:value-type="float" office:value="-0.0282" calcext:value-type="float">
            <text:p>-0,0282</text:p>
          </table:table-cell>
          <table:table-cell table:formula="of:=SQRT([.C171]*[.C171] + [.F171]*[.F171])" office:value-type="float" office:value="0.0164830215676617" calcext:value-type="float">
            <text:p>0,0165</text:p>
          </table:table-cell>
          <table:table-cell table:formula="of:=(([.E171]-[.B171]) / [.B171]) * 100" office:value-type="float" office:value="-13.2705882352941" calcext:value-type="float">
            <text:p>-13,2706</text:p>
          </table:table-cell>
          <table:table-cell/>
          <table:table-cell table:formula="of:=[.H171]+1.96*[.I171]" office:value-type="float" office:value="0.00410672227261688" calcext:value-type="float">
            <text:p>0,0041</text:p>
          </table:table-cell>
          <table:table-cell table:formula="of:=[.H171]-1.96*[.I171]" office:value-type="float" office:value="-0.0605067222726169" calcext:value-type="float">
            <text:p>-0,060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72]-[.B172]" office:value-type="float" office:value="-0.0404" calcext:value-type="float">
            <text:p>-0,0404</text:p>
          </table:table-cell>
          <table:table-cell table:formula="of:=SQRT([.C172]*[.C172] + [.F172]*[.F172])" office:value-type="float" office:value="0.00509313263129874" calcext:value-type="float">
            <text:p>0,0051</text:p>
          </table:table-cell>
          <table:table-cell table:formula="of:=(([.E172]-[.B172]) / [.B172]) * 100" office:value-type="float" office:value="-14.9685068543905" calcext:value-type="float">
            <text:p>-14,9685</text:p>
          </table:table-cell>
          <table:table-cell/>
          <table:table-cell table:formula="of:=[.H172]+1.96*[.I172]" office:value-type="float" office:value="-0.0304174600426544" calcext:value-type="float">
            <text:p>-0,0304</text:p>
          </table:table-cell>
          <table:table-cell table:formula="of:=[.H172]-1.96*[.I172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8" calcext:value-type="float">
            <text:p>0,259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73]-[.B173]" office:value-type="float" office:value="0.00379999999999997" calcext:value-type="float">
            <text:p>0,00379999999999997</text:p>
          </table:table-cell>
          <table:table-cell table:formula="of:=SQRT([.C173]*[.C173] + [.F173]*[.F173])" office:value-type="float" office:value="0.00622253967444162" calcext:value-type="float">
            <text:p>0,0062</text:p>
          </table:table-cell>
          <table:table-cell table:formula="of:=(([.E173]-[.B173]) / [.B173]) * 100" office:value-type="float" office:value="1.48437499999999" calcext:value-type="float">
            <text:p>1,4844</text:p>
          </table:table-cell>
          <table:table-cell/>
          <table:table-cell table:formula="of:=[.H173]+1.96*[.I173]" office:value-type="float" office:value="0.0159961777619055" calcext:value-type="float">
            <text:p>0,0160</text:p>
          </table:table-cell>
          <table:table-cell table:formula="of:=[.H173]-1.96*[.I173]" office:value-type="float" office:value="-0.0083961777619056" calcext:value-type="float">
            <text:p>-0,008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style-name="ce1" office:value-type="float" office:value="0.498" calcext:value-type="float">
            <text:p>0,4980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74]-[.B174]" office:value-type="float" office:value="0.026" calcext:value-type="float">
            <text:p>0,026</text:p>
          </table:table-cell>
          <table:table-cell table:formula="of:=SQRT([.C174]*[.C174] + [.F174]*[.F174])" office:value-type="float" office:value="0.0198698263706556" calcext:value-type="float">
            <text:p>0,0199</text:p>
          </table:table-cell>
          <table:table-cell table:formula="of:=(([.E174]-[.B174]) / [.B174]) * 100" office:value-type="float" office:value="5.50847457627119" calcext:value-type="float">
            <text:p>5,5085</text:p>
          </table:table-cell>
          <table:table-cell/>
          <table:table-cell table:formula="of:=[.H174]+1.96*[.I174]" office:value-type="float" office:value="0.064944859686485" calcext:value-type="float">
            <text:p>0,0649</text:p>
          </table:table-cell>
          <table:table-cell table:formula="of:=[.H174]-1.96*[.I174]" office:value-type="float" office:value="-0.0129448596864849" calcext:value-type="float">
            <text:p>-0,01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34160.4021" calcext:value-type="float">
            <text:p>1934160,4021</text:p>
          </table:table-cell>
          <table:table-cell office:value-type="float" office:value="153855.8657" calcext:value-type="float">
            <text:p>153855,8657</text:p>
          </table:table-cell>
          <table:table-cell/>
          <table:table-cell table:formula="of:=[.E176]-[.B176]" office:value-type="float" office:value="-1099014.8672" calcext:value-type="float">
            <text:p>-1099014,8672</text:p>
          </table:table-cell>
          <table:table-cell table:formula="of:=SQRT([.C176]*[.C176] + [.F176]*[.F176])" office:value-type="float" office:value="327338.047896966" calcext:value-type="float">
            <text:p>327338,0479</text:p>
          </table:table-cell>
          <table:table-cell table:formula="of:=(([.E176]-[.B176]) / [.B176]) * 100" office:value-type="float" office:value="-36.2331474321176" calcext:value-type="float">
            <text:p>-36,2331</text:p>
          </table:table-cell>
          <table:table-cell/>
          <table:table-cell table:formula="of:=[.H176]+1.96*[.I176]" office:value-type="float" office:value="-457432.293321946" calcext:value-type="float">
            <text:p>-457432,2933</text:p>
          </table:table-cell>
          <table:table-cell table:formula="of:=[.H176]-1.96*[.I176]" office:value-type="float" office:value="-1740597.44107805" calcext:value-type="float">
            <text:p>-1740597,4411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3" calcext:value-type="float">
            <text:p>0,5363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77]-[.B177]" office:value-type="float" office:value="0.0169" calcext:value-type="float">
            <text:p>0,0169</text:p>
          </table:table-cell>
          <table:table-cell table:formula="of:=SQRT([.C177]*[.C177] + [.F177]*[.F177])" office:value-type="float" office:value="0.00240831891575846" calcext:value-type="float">
            <text:p>0,0024</text:p>
          </table:table-cell>
          <table:table-cell table:formula="of:=(([.E177]-[.B177]) / [.B177]) * 100" office:value-type="float" office:value="3.25375433192145" calcext:value-type="float">
            <text:p>3,2538</text:p>
          </table:table-cell>
          <table:table-cell/>
          <table:table-cell table:formula="of:=[.H177]+1.96*[.I177]" office:value-type="float" office:value="0.0216203050748866" calcext:value-type="float">
            <text:p>0,0216</text:p>
          </table:table-cell>
          <table:table-cell table:formula="of:=[.H177]-1.96*[.I177]" office:value-type="float" office:value="0.0121796949251134" calcext:value-type="float">
            <text:p>0,0122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354382.8435" calcext:value-type="float">
            <text:p>10354382,8435</text:p>
          </table:table-cell>
          <table:table-cell table:style-name="ce1" office:value-type="float" office:value="900493.0078" calcext:value-type="float">
            <text:p>900493,0078</text:p>
          </table:table-cell>
          <table:table-cell/>
          <table:table-cell table:formula="of:=[.E179]-[.B179]" office:value-type="float" office:value="-16713568.5026" calcext:value-type="float">
            <text:p>-16713568,5026</text:p>
          </table:table-cell>
          <table:table-cell table:formula="of:=SQRT([.C179]*[.C179] + [.F179]*[.F179])" office:value-type="float" office:value="2855732.04159459" calcext:value-type="float">
            <text:p>2855732,0416</text:p>
          </table:table-cell>
          <table:table-cell table:formula="of:=(([.E179]-[.B179]) / [.B179]) * 100" office:value-type="float" office:value="-61.7467066084708" calcext:value-type="float">
            <text:p>-61,7467</text:p>
          </table:table-cell>
          <table:table-cell/>
          <table:table-cell table:formula="of:=[.H179]+1.96*[.I179]" office:value-type="float" office:value="-11116333.7010746" calcext:value-type="float">
            <text:p>-11116333,7011</text:p>
          </table:table-cell>
          <table:table-cell table:formula="of:=[.H179]-1.96*[.I179]" office:value-type="float" office:value="-22310803.3041254" calcext:value-type="float">
            <text:p>-22310803,3041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Nan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83]-[.B183]" office:value-type="float" office:value="-0.0197" calcext:value-type="float">
            <text:p>-0,0197</text:p>
          </table:table-cell>
          <table:table-cell table:formula="of:=SQRT([.C183]*[.C183] + [.F183]*[.F183])" office:value-type="float" office:value="0.0166207701385947" calcext:value-type="float">
            <text:p>0,0166</text:p>
          </table:table-cell>
          <table:table-cell table:formula="of:=(([.E183]-[.B183]) / [.B183]) * 100" office:value-type="float" office:value="-9.27058823529412" calcext:value-type="float">
            <text:p>-9,2706</text:p>
          </table:table-cell>
          <table:table-cell/>
          <table:table-cell table:formula="of:=[.H183]+1.96*[.I183]" office:value-type="float" office:value="0.0128767094716455" calcext:value-type="float">
            <text:p>0,0129</text:p>
          </table:table-cell>
          <table:table-cell table:formula="of:=[.H183]-1.96*[.I183]" office:value-type="float" office:value="-0.0522767094716455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84]-[.B184]" office:value-type="float" office:value="-0.0404" calcext:value-type="float">
            <text:p>-0,0404</text:p>
          </table:table-cell>
          <table:table-cell table:formula="of:=SQRT([.C184]*[.C184] + [.F184]*[.F184])" office:value-type="float" office:value="0.00509313263129874" calcext:value-type="float">
            <text:p>0,0051</text:p>
          </table:table-cell>
          <table:table-cell table:formula="of:=(([.E184]-[.B184]) / [.B184]) * 100" office:value-type="float" office:value="-14.9685068543905" calcext:value-type="float">
            <text:p>-14,9685</text:p>
          </table:table-cell>
          <table:table-cell/>
          <table:table-cell table:formula="of:=[.H184]+1.96*[.I184]" office:value-type="float" office:value="-0.0304174600426544" calcext:value-type="float">
            <text:p>-0,0304</text:p>
          </table:table-cell>
          <table:table-cell table:formula="of:=[.H184]-1.96*[.I184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96" calcext:value-type="float">
            <text:p>0,259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85]-[.B185]" office:value-type="float" office:value="0.00359999999999999" calcext:value-type="float">
            <text:p>0,00359999999999999</text:p>
          </table:table-cell>
          <table:table-cell table:formula="of:=SQRT([.C185]*[.C185] + [.F185]*[.F185])" office:value-type="float" office:value="0.00622253967444162" calcext:value-type="float">
            <text:p>0,0062</text:p>
          </table:table-cell>
          <table:table-cell table:formula="of:=(([.E185]-[.B185]) / [.B185]) * 100" office:value-type="float" office:value="1.40625" calcext:value-type="float">
            <text:p>1,4063</text:p>
          </table:table-cell>
          <table:table-cell/>
          <table:table-cell table:formula="of:=[.H185]+1.96*[.I185]" office:value-type="float" office:value="0.0157961777619056" calcext:value-type="float">
            <text:p>0,0158</text:p>
          </table:table-cell>
          <table:table-cell table:formula="of:=[.H185]-1.96*[.I185]" office:value-type="float" office:value="-0.00859617776190558" calcext:value-type="float">
            <text:p>-0,008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36" calcext:value-type="float">
            <text:p>0,5036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86]-[.B186]" office:value-type="float" office:value="0.0316000000000001" calcext:value-type="float">
            <text:p>0,0316000000000001</text:p>
          </table:table-cell>
          <table:table-cell table:formula="of:=SQRT([.C186]*[.C186] + [.F186]*[.F186])" office:value-type="float" office:value="0.0198698263706556" calcext:value-type="float">
            <text:p>0,0199</text:p>
          </table:table-cell>
          <table:table-cell table:formula="of:=(([.E186]-[.B186]) / [.B186]) * 100" office:value-type="float" office:value="6.6949152542373" calcext:value-type="float">
            <text:p>6,6949</text:p>
          </table:table-cell>
          <table:table-cell/>
          <table:table-cell table:formula="of:=[.H186]+1.96*[.I186]" office:value-type="float" office:value="0.070544859686485" calcext:value-type="float">
            <text:p>0,0705</text:p>
          </table:table-cell>
          <table:table-cell table:formula="of:=[.H186]-1.96*[.I186]" office:value-type="float" office:value="-0.00734485968648487" calcext:value-type="float">
            <text:p>-0,007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7]-[.B187]" office:value-type="float" office:value="0" calcext:value-type="float">
            <text:p>0</text:p>
          </table:table-cell>
          <table:table-cell table:formula="of:=SQRT([.C187]*[.C187] + [.F187]*[.F18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87]+1.96*[.I187]" office:value-type="float" office:value="0" calcext:value-type="float">
            <text:p>0,0000</text:p>
          </table:table-cell>
          <table:table-cell table:formula="of:=[.H187]-1.96*[.I18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71303.2176" calcext:value-type="float">
            <text:p>1871303,2176</text:p>
          </table:table-cell>
          <table:table-cell office:value-type="float" office:value="150515.6406" calcext:value-type="float">
            <text:p>150515,6406</text:p>
          </table:table-cell>
          <table:table-cell/>
          <table:table-cell table:formula="of:=[.E188]-[.B188]" office:value-type="float" office:value="-1161872.0517" calcext:value-type="float">
            <text:p>-1161872,0517</text:p>
          </table:table-cell>
          <table:table-cell table:formula="of:=SQRT([.C188]*[.C188] + [.F188]*[.F188])" office:value-type="float" office:value="325781.411771648" calcext:value-type="float">
            <text:p>325781,4118</text:p>
          </table:table-cell>
          <table:table-cell table:formula="of:=(([.E188]-[.B188]) / [.B188]) * 100" office:value-type="float" office:value="-38.3054702924615" calcext:value-type="float">
            <text:p>-38,3055</text:p>
          </table:table-cell>
          <table:table-cell/>
          <table:table-cell table:formula="of:=[.H188]+1.96*[.I188]" office:value-type="float" office:value="-523340.484627569" calcext:value-type="float">
            <text:p>-523340,4846</text:p>
          </table:table-cell>
          <table:table-cell table:formula="of:=[.H188]-1.96*[.I188]" office:value-type="float" office:value="-1800403.61877243" calcext:value-type="float">
            <text:p>-1800403,6188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4" calcext:value-type="float">
            <text:p>0,5364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89]-[.B189]" office:value-type="float" office:value="0.017" calcext:value-type="float">
            <text:p>0,017</text:p>
          </table:table-cell>
          <table:table-cell table:formula="of:=SQRT([.C189]*[.C189] + [.F189]*[.F189])" office:value-type="float" office:value="0.00240831891575846" calcext:value-type="float">
            <text:p>0,0024</text:p>
          </table:table-cell>
          <table:table-cell table:formula="of:=(([.E189]-[.B189]) / [.B189]) * 100" office:value-type="float" office:value="3.273007316134" calcext:value-type="float">
            <text:p>3,2730</text:p>
          </table:table-cell>
          <table:table-cell/>
          <table:table-cell table:formula="of:=[.H189]+1.96*[.I189]" office:value-type="float" office:value="0.0217203050748866" calcext:value-type="float">
            <text:p>0,0217</text:p>
          </table:table-cell>
          <table:table-cell table:formula="of:=[.H189]-1.96*[.I189]" office:value-type="float" office:value="0.0122796949251134" calcext:value-type="float">
            <text:p>0,0123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0]-[.B190]" office:value-type="float" office:value="0" calcext:value-type="float">
            <text:p>0</text:p>
          </table:table-cell>
          <table:table-cell table:formula="of:=SQRT([.C190]*[.C190] + [.F190]*[.F1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0]+1.96*[.I190]" office:value-type="float" office:value="0" calcext:value-type="float">
            <text:p>0,0000</text:p>
          </table:table-cell>
          <table:table-cell table:formula="of:=[.H190]-1.96*[.I1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513877.8584" calcext:value-type="float">
            <text:p>10513877,8584</text:p>
          </table:table-cell>
          <table:table-cell table:style-name="ce1" office:value-type="float" office:value="926264.3394" calcext:value-type="float">
            <text:p>926264,3394</text:p>
          </table:table-cell>
          <table:table-cell/>
          <table:table-cell table:formula="of:=[.E191]-[.B191]" office:value-type="float" office:value="-16554073.4877" calcext:value-type="float">
            <text:p>-16554073,4877</text:p>
          </table:table-cell>
          <table:table-cell table:formula="of:=SQRT([.C191]*[.C191] + [.F191]*[.F191])" office:value-type="float" office:value="2863962.89479061" calcext:value-type="float">
            <text:p>2863962,8948</text:p>
          </table:table-cell>
          <table:table-cell table:formula="of:=(([.E191]-[.B191]) / [.B191]) * 100" office:value-type="float" office:value="-61.1574672794184" calcext:value-type="float">
            <text:p>-61,1575</text:p>
          </table:table-cell>
          <table:table-cell/>
          <table:table-cell table:formula="of:=[.H191]+1.96*[.I191]" office:value-type="float" office:value="-10940706.2139104" calcext:value-type="float">
            <text:p>-10940706,2139</text:p>
          </table:table-cell>
          <table:table-cell table:formula="of:=[.H191]-1.96*[.I191]" office:value-type="float" office:value="-22167440.7614896" calcext:value-type="float">
            <text:p>-22167440,7615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95]-[.B195]" office:value-type="float" office:value="-0.0222" calcext:value-type="float">
            <text:p>-0,0222</text:p>
          </table:table-cell>
          <table:table-cell table:formula="of:=SQRT([.C195]*[.C195] + [.F195]*[.F195])" office:value-type="float" office:value="0.0166207701385947" calcext:value-type="float">
            <text:p>0,0166</text:p>
          </table:table-cell>
          <table:table-cell table:formula="of:=(([.E195]-[.B195]) / [.B195]) * 100" office:value-type="float" office:value="-10.4470588235294" calcext:value-type="float">
            <text:p>-10,4471</text:p>
          </table:table-cell>
          <table:table-cell/>
          <table:table-cell table:formula="of:=[.H195]+1.96*[.I195]" office:value-type="float" office:value="0.0103767094716455" calcext:value-type="float">
            <text:p>0,0104</text:p>
          </table:table-cell>
          <table:table-cell table:formula="of:=[.H195]-1.96*[.I195]" office:value-type="float" office:value="-0.0547767094716455" calcext:value-type="float">
            <text:p>-0,05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96]-[.B196]" office:value-type="float" office:value="-0.0404" calcext:value-type="float">
            <text:p>-0,0404</text:p>
          </table:table-cell>
          <table:table-cell table:formula="of:=SQRT([.C196]*[.C196] + [.F196]*[.F196])" office:value-type="float" office:value="0.00509313263129874" calcext:value-type="float">
            <text:p>0,0051</text:p>
          </table:table-cell>
          <table:table-cell table:formula="of:=(([.E196]-[.B196]) / [.B196]) * 100" office:value-type="float" office:value="-14.9685068543905" calcext:value-type="float">
            <text:p>-14,9685</text:p>
          </table:table-cell>
          <table:table-cell/>
          <table:table-cell table:formula="of:=[.H196]+1.96*[.I196]" office:value-type="float" office:value="-0.0304174600426544" calcext:value-type="float">
            <text:p>-0,0304</text:p>
          </table:table-cell>
          <table:table-cell table:formula="of:=[.H196]-1.96*[.I196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97]-[.B197]" office:value-type="float" office:value="0.00229999999999997" calcext:value-type="float">
            <text:p>0,00229999999999997</text:p>
          </table:table-cell>
          <table:table-cell table:formula="of:=SQRT([.C197]*[.C197] + [.F197]*[.F197])" office:value-type="float" office:value="0.00622253967444162" calcext:value-type="float">
            <text:p>0,0062</text:p>
          </table:table-cell>
          <table:table-cell table:formula="of:=(([.E197]-[.B197]) / [.B197]) * 100" office:value-type="float" office:value="0.898437499999988" calcext:value-type="float">
            <text:p>0,8984</text:p>
          </table:table-cell>
          <table:table-cell/>
          <table:table-cell table:formula="of:=[.H197]+1.96*[.I197]" office:value-type="float" office:value="0.0144961777619055" calcext:value-type="float">
            <text:p>0,0145</text:p>
          </table:table-cell>
          <table:table-cell table:formula="of:=[.H197]-1.96*[.I197]" office:value-type="float" office:value="-0.0098961777619056" calcext:value-type="float">
            <text:p>-0,00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98]-[.B198]" office:value-type="float" office:value="0.0237" calcext:value-type="float">
            <text:p>0,0237</text:p>
          </table:table-cell>
          <table:table-cell table:formula="of:=SQRT([.C198]*[.C198] + [.F198]*[.F198])" office:value-type="float" office:value="0.0198698263706556" calcext:value-type="float">
            <text:p>0,0199</text:p>
          </table:table-cell>
          <table:table-cell table:formula="of:=(([.E198]-[.B198]) / [.B198]) * 100" office:value-type="float" office:value="5.02118644067797" calcext:value-type="float">
            <text:p>5,0212</text:p>
          </table:table-cell>
          <table:table-cell/>
          <table:table-cell table:formula="of:=[.H198]+1.96*[.I198]" office:value-type="float" office:value="0.062644859686485" calcext:value-type="float">
            <text:p>0,0626</text:p>
          </table:table-cell>
          <table:table-cell table:formula="of:=[.H198]-1.96*[.I198]" office:value-type="float" office:value="-0.0152448596864849" calcext:value-type="float">
            <text:p>-0,015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9]-[.B199]" office:value-type="float" office:value="0" calcext:value-type="float">
            <text:p>0</text:p>
          </table:table-cell>
          <table:table-cell table:formula="of:=SQRT([.C199]*[.C199] + [.F199]*[.F19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9]+1.96*[.I199]" office:value-type="float" office:value="0" calcext:value-type="float">
            <text:p>0,0000</text:p>
          </table:table-cell>
          <table:table-cell table:formula="of:=[.H199]-1.96*[.I19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table:formula="of:=[.E200]-[.B200]" office:value-type="float" office:value="-1068978.3438" calcext:value-type="float">
            <text:p>-1068978,3438</text:p>
          </table:table-cell>
          <table:table-cell table:formula="of:=SQRT([.C200]*[.C200] + [.F200]*[.F200])" office:value-type="float" office:value="327133.306921521" calcext:value-type="float">
            <text:p>327133,3069</text:p>
          </table:table-cell>
          <table:table-cell table:formula="of:=(([.E200]-[.B200]) / [.B200]) * 100" office:value-type="float" office:value="-35.2428807731477" calcext:value-type="float">
            <text:p>-35,2429</text:p>
          </table:table-cell>
          <table:table-cell/>
          <table:table-cell table:formula="of:=[.H200]+1.96*[.I200]" office:value-type="float" office:value="-427797.062233818" calcext:value-type="float">
            <text:p>-427797,0622</text:p>
          </table:table-cell>
          <table:table-cell table:formula="of:=[.H200]-1.96*[.I200]" office:value-type="float" office:value="-1710159.62536618" calcext:value-type="float">
            <text:p>-1710159,6254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1]-[.B201]" office:value-type="float" office:value="0.0189" calcext:value-type="float">
            <text:p>0,0189</text:p>
          </table:table-cell>
          <table:table-cell table:formula="of:=SQRT([.C201]*[.C201] + [.F201]*[.F201])" office:value-type="float" office:value="0.00247588368062799" calcext:value-type="float">
            <text:p>0,0025</text:p>
          </table:table-cell>
          <table:table-cell table:formula="of:=(([.E201]-[.B201]) / [.B201]) * 100" office:value-type="float" office:value="3.63881401617251" calcext:value-type="float">
            <text:p>3,6388</text:p>
          </table:table-cell>
          <table:table-cell/>
          <table:table-cell table:formula="of:=[.H201]+1.96*[.I201]" office:value-type="float" office:value="0.0237527320140309" calcext:value-type="float">
            <text:p>0,0238</text:p>
          </table:table-cell>
          <table:table-cell table:formula="of:=[.H201]-1.96*[.I201]" office:value-type="float" office:value="0.0140472679859692" calcext:value-type="float">
            <text:p>0,0140</text:p>
          </table:table-cell>
          <table:table-cell office:value-type="string" calcext:value-type="string">
            <text:p>Density Pic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02]-[.B202]" office:value-type="float" office:value="0" calcext:value-type="float">
            <text:p>0</text:p>
          </table:table-cell>
          <table:table-cell table:formula="of:=SQRT([.C202]*[.C202] + [.F202]*[.F20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02]+1.96*[.I202]" office:value-type="float" office:value="0" calcext:value-type="float">
            <text:p>0,0000</text:p>
          </table:table-cell>
          <table:table-cell table:formula="of:=[.H202]-1.96*[.I20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table:formula="of:=[.E203]-[.B203]" office:value-type="float" office:value="-16347606.7939" calcext:value-type="float">
            <text:p>-16347606,7939</text:p>
          </table:table-cell>
          <table:table-cell table:formula="of:=SQRT([.C203]*[.C203] + [.F203]*[.F203])" office:value-type="float" office:value="2863630.70146135" calcext:value-type="float">
            <text:p>2863630,7015</text:p>
          </table:table-cell>
          <table:table-cell table:formula="of:=(([.E203]-[.B203]) / [.B203]) * 100" office:value-type="float" office:value="-60.3946955012367" calcext:value-type="float">
            <text:p>-60,3947</text:p>
          </table:table-cell>
          <table:table-cell/>
          <table:table-cell table:formula="of:=[.H203]+1.96*[.I203]" office:value-type="float" office:value="-10734890.6190358" calcext:value-type="float">
            <text:p>-10734890,6190</text:p>
          </table:table-cell>
          <table:table-cell table:formula="of:=[.H203]-1.96*[.I203]" office:value-type="float" office:value="-21960322.9687642" calcext:value-type="float">
            <text:p>-21960322,9688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07]-[.B207]" office:value-type="float" office:value="-0.0697" calcext:value-type="float">
            <text:p>-0,0697</text:p>
          </table:table-cell>
          <table:table-cell table:formula="of:=SQRT([.C207]*[.C207] + [.F207]*[.F207])" office:value-type="float" office:value="0.0173565549577098" calcext:value-type="float">
            <text:p>0,0174</text:p>
          </table:table-cell>
          <table:table-cell table:formula="of:=(([.E207]-[.B207]) / [.B207]) * 100" office:value-type="float" office:value="-26.8076923076923" calcext:value-type="float">
            <text:p>-26,8077</text:p>
          </table:table-cell>
          <table:table-cell/>
          <table:table-cell table:formula="of:=[.H207]+1.96*[.I207]" office:value-type="float" office:value="-0.0356811522828888" calcext:value-type="float">
            <text:p>-0,0357</text:p>
          </table:table-cell>
          <table:table-cell table:formula="of:=[.H207]-1.96*[.I207]" office:value-type="float" office:value="-0.103718847717111" calcext:value-type="float">
            <text:p>-0,103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08]-[.B208]" office:value-type="float" office:value="-0.0093" calcext:value-type="float">
            <text:p>-0,0093</text:p>
          </table:table-cell>
          <table:table-cell table:formula="of:=SQRT([.C208]*[.C208] + [.F208]*[.F208])" office:value-type="float" office:value="0.00502095608425328" calcext:value-type="float">
            <text:p>0,0050</text:p>
          </table:table-cell>
          <table:table-cell table:formula="of:=(([.E208]-[.B208]) / [.B208]) * 100" office:value-type="float" office:value="-3.89447236180905" calcext:value-type="float">
            <text:p>-3,8945</text:p>
          </table:table-cell>
          <table:table-cell/>
          <table:table-cell table:formula="of:=[.H208]+1.96*[.I208]" office:value-type="float" office:value="0.00054107392513642" calcext:value-type="float">
            <text:p>0,0005</text:p>
          </table:table-cell>
          <table:table-cell table:formula="of:=[.H208]-1.96*[.I208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79" calcext:value-type="float">
            <text:p>0,257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09]-[.B209]" office:value-type="float" office:value="-0.1598" calcext:value-type="float">
            <text:p>-0,1598</text:p>
          </table:table-cell>
          <table:table-cell table:formula="of:=SQRT([.C209]*[.C209] + [.F209]*[.F209])" office:value-type="float" office:value="0.00658559033041078" calcext:value-type="float">
            <text:p>0,0066</text:p>
          </table:table-cell>
          <table:table-cell table:formula="of:=(([.E209]-[.B209]) / [.B209]) * 100" office:value-type="float" office:value="-38.2571223366052" calcext:value-type="float">
            <text:p>-38,2571</text:p>
          </table:table-cell>
          <table:table-cell/>
          <table:table-cell table:formula="of:=[.H209]+1.96*[.I209]" office:value-type="float" office:value="-0.146892242952395" calcext:value-type="float">
            <text:p>-0,1469</text:p>
          </table:table-cell>
          <table:table-cell table:formula="of:=[.H209]-1.96*[.I209]" office:value-type="float" office:value="-0.172707757047605" calcext:value-type="float">
            <text:p>-0,172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210]-[.B210]" office:value-type="float" office:value="-0.0545" calcext:value-type="float">
            <text:p>-0,0545</text:p>
          </table:table-cell>
          <table:table-cell table:formula="of:=SQRT([.C210]*[.C210] + [.F210]*[.F210])" office:value-type="float" office:value="0.0197989898732233" calcext:value-type="float">
            <text:p>0,0198</text:p>
          </table:table-cell>
          <table:table-cell table:formula="of:=(([.E210]-[.B210]) / [.B210]) * 100" office:value-type="float" office:value="-9.51134380453752" calcext:value-type="float">
            <text:p>-9,5113</text:p>
          </table:table-cell>
          <table:table-cell/>
          <table:table-cell table:formula="of:=[.H210]+1.96*[.I210]" office:value-type="float" office:value="-0.0156939798484823" calcext:value-type="float">
            <text:p>-0,0157</text:p>
          </table:table-cell>
          <table:table-cell table:formula="of:=[.H210]-1.96*[.I210]" office:value-type="float" office:value="-0.0933060201515177" calcext:value-type="float">
            <text:p>-0,0933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1]-[.B211]" office:value-type="float" office:value="-0.6202" calcext:value-type="float">
            <text:p>-0,6202</text:p>
          </table:table-cell>
          <table:table-cell table:formula="of:=SQRT([.C211]*[.C211] + [.F211]*[.F211])" office:value-type="float" office:value="0.0068" calcext:value-type="float">
            <text:p>0,0068</text:p>
          </table:table-cell>
          <table:table-cell table:formula="of:=(([.E211]-[.B211]) / [.B211]) * 100" office:value-type="float" office:value="-100" calcext:value-type="float">
            <text:p>-100,0000</text:p>
          </table:table-cell>
          <table:table-cell/>
          <table:table-cell table:formula="of:=[.H211]+1.96*[.I211]" office:value-type="float" office:value="-0.606872" calcext:value-type="float">
            <text:p>-0,6069</text:p>
          </table:table-cell>
          <table:table-cell table:formula="of:=[.H211]-1.96*[.I211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64928.5258" calcext:value-type="float">
            <text:p>1564928,5258</text:p>
          </table:table-cell>
          <table:table-cell office:value-type="float" office:value="118691.4565" calcext:value-type="float">
            <text:p>118691,4565</text:p>
          </table:table-cell>
          <table:table-cell/>
          <table:table-cell table:formula="of:=[.E212]-[.B212]" office:value-type="float" office:value="1564922.4217" calcext:value-type="float">
            <text:p>1564922,4217</text:p>
          </table:table-cell>
          <table:table-cell table:formula="of:=SQRT([.C212]*[.C212] + [.F212]*[.F212])" office:value-type="float" office:value="118691.456500099" calcext:value-type="float">
            <text:p>118691,4565</text:p>
          </table:table-cell>
          <table:table-cell table:formula="of:=(([.E212]-[.B212]) / [.B212]) * 100" office:value-type="float" office:value="25637234.3457676" calcext:value-type="float">
            <text:p>25637234,3458</text:p>
          </table:table-cell>
          <table:table-cell/>
          <table:table-cell table:formula="of:=[.H212]+1.96*[.I212]" office:value-type="float" office:value="1797557.67644019" calcext:value-type="float">
            <text:p>1797557,6764</text:p>
          </table:table-cell>
          <table:table-cell table:formula="of:=[.H212]-1.96*[.I212]" office:value-type="float" office:value="1332287.16695981" calcext:value-type="float">
            <text:p>1332287,1670</text:p>
          </table:table-cell>
          <table:table-cell office:value-type="string" calcext:value-type="string">
            <text:p>1.4B Pile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483" calcext:value-type="float">
            <text:p>0,54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13]-[.B213]" office:value-type="float" office:value="-0.2671" calcext:value-type="float">
            <text:p>-0,2671</text:p>
          </table:table-cell>
          <table:table-cell table:formula="of:=SQRT([.C213]*[.C213] + [.F213]*[.F213])" office:value-type="float" office:value="0.00214009345590327" calcext:value-type="float">
            <text:p>0,0021</text:p>
          </table:table-cell>
          <table:table-cell table:formula="of:=(([.E213]-[.B213]) / [.B213]) * 100" office:value-type="float" office:value="-32.756929114545" calcext:value-type="float">
            <text:p>-32,7569</text:p>
          </table:table-cell>
          <table:table-cell/>
          <table:table-cell table:formula="of:=[.H213]+1.96*[.I213]" office:value-type="float" office:value="-0.26290541682643" calcext:value-type="float">
            <text:p>-0,2629</text:p>
          </table:table-cell>
          <table:table-cell table:formula="of:=[.H213]-1.96*[.I213]" office:value-type="float" office:value="-0.27129458317357" calcext:value-type="float">
            <text:p>-0,2713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4]-[.B214]" office:value-type="float" office:value="-0.4898" calcext:value-type="float">
            <text:p>-0,4898</text:p>
          </table:table-cell>
          <table:table-cell table:formula="of:=SQRT([.C214]*[.C214] + [.F214]*[.F214])" office:value-type="float" office:value="0.007" calcext:value-type="float">
            <text:p>0,0070</text:p>
          </table:table-cell>
          <table:table-cell table:formula="of:=(([.E214]-[.B214]) / [.B214]) * 100" office:value-type="float" office:value="-100" calcext:value-type="float">
            <text:p>-100,0000</text:p>
          </table:table-cell>
          <table:table-cell/>
          <table:table-cell table:formula="of:=[.H214]+1.96*[.I214]" office:value-type="float" office:value="-0.47608" calcext:value-type="float">
            <text:p>-0,4761</text:p>
          </table:table-cell>
          <table:table-cell table:formula="of:=[.H214]-1.96*[.I214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848600.9409" calcext:value-type="float">
            <text:p>8848600,9409</text:p>
          </table:table-cell>
          <table:table-cell table:style-name="ce1" office:value-type="float" office:value="745031.89" calcext:value-type="float">
            <text:p>745031,8900</text:p>
          </table:table-cell>
          <table:table-cell/>
          <table:table-cell table:formula="of:=[.E215]-[.B215]" office:value-type="float" office:value="8848589.6961" calcext:value-type="float">
            <text:p>8848589,6961</text:p>
          </table:table-cell>
          <table:table-cell table:formula="of:=SQRT([.C215]*[.C215] + [.F215]*[.F215])" office:value-type="float" office:value="745031.890000073" calcext:value-type="float">
            <text:p>745031,8900</text:p>
          </table:table-cell>
          <table:table-cell table:formula="of:=(([.E215]-[.B215]) / [.B215]) * 100" office:value-type="float" office:value="78690503.1312251" calcext:value-type="float">
            <text:p>78690503,1312</text:p>
          </table:table-cell>
          <table:table-cell/>
          <table:table-cell table:formula="of:=[.H215]+1.96*[.I215]" office:value-type="float" office:value="10308852.2005001" calcext:value-type="float">
            <text:p>10308852,2005</text:p>
          </table:table-cell>
          <table:table-cell table:formula="of:=[.H215]-1.96*[.I215]" office:value-type="float" office:value="7388327.19169986" calcext:value-type="float">
            <text:p>7388327,1917</text:p>
          </table:table-cell>
          <table:table-cell office:value-type="string" calcext:value-type="string">
            <text:p>1.4B Pile severely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715" calcext:value-type="float">
            <text:p>0,2715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16]-[.B216]" office:value-type="float" office:value="-0.3459" calcext:value-type="float">
            <text:p>-0,3459</text:p>
          </table:table-cell>
          <table:table-cell table:formula="of:=SQRT([.C216]*[.C216] + [.F216]*[.F216])" office:value-type="float" office:value="0.0135207248326412" calcext:value-type="float">
            <text:p>0,0135</text:p>
          </table:table-cell>
          <table:table-cell table:formula="of:=(([.E216]-[.B216]) / [.B216]) * 100" office:value-type="float" office:value="-56.025267249757" calcext:value-type="float">
            <text:p>-56,0253</text:p>
          </table:table-cell>
          <table:table-cell/>
          <table:table-cell table:formula="of:=[.H216]+1.96*[.I216]" office:value-type="float" office:value="-0.319399379328023" calcext:value-type="float">
            <text:p>-0,3194</text:p>
          </table:table-cell>
          <table:table-cell table:formula="of:=[.H216]-1.96*[.I216]" office:value-type="float" office:value="-0.372400620671977" calcext:value-type="float">
            <text:p>-0,3724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52" calcext:value-type="float">
            <text:p>0,1852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220]-[.B220]" office:value-type="float" office:value="-0.00509999999999999" calcext:value-type="float">
            <text:p>-0,00509999999999999</text:p>
          </table:table-cell>
          <table:table-cell table:formula="of:=SQRT([.C220]*[.C220] + [.F220]*[.F220])" office:value-type="float" office:value="0.0161928996785628" calcext:value-type="float">
            <text:p>0,0162</text:p>
          </table:table-cell>
          <table:table-cell table:formula="of:=(([.E220]-[.B220]) / [.B220]) * 100" office:value-type="float" office:value="-2.67997898055701" calcext:value-type="float">
            <text:p>-2,6800</text:p>
          </table:table-cell>
          <table:table-cell/>
          <table:table-cell table:formula="of:=[.H220]+1.96*[.I220]" office:value-type="float" office:value="0.0266380833699831" calcext:value-type="float">
            <text:p>0,0266</text:p>
          </table:table-cell>
          <table:table-cell table:formula="of:=[.H220]-1.96*[.I220]" office:value-type="float" office:value="-0.0368380833699831" calcext:value-type="float">
            <text:p>-0,036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21]-[.B221]" office:value-type="float" office:value="0" calcext:value-type="float">
            <text:p>0</text:p>
          </table:table-cell>
          <table:table-cell table:formula="of:=SQRT([.C221]*[.C221] + [.F221]*[.F221])" office:value-type="float" office:value="0.00494974746830583" calcext:value-type="float">
            <text:p>0,0049</text:p>
          </table:table-cell>
          <table:table-cell table:formula="of:=(([.E221]-[.B221]) / [.B221]) * 100" office:value-type="float" office:value="0" calcext:value-type="float">
            <text:p>0,0000</text:p>
          </table:table-cell>
          <table:table-cell/>
          <table:table-cell table:formula="of:=[.H221]+1.96*[.I221]" office:value-type="float" office:value="0.00970150503787943" calcext:value-type="float">
            <text:p>0,0097</text:p>
          </table:table-cell>
          <table:table-cell table:formula="of:=[.H221]-1.96*[.I22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79" calcext:value-type="float">
            <text:p>0,2579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89" calcext:value-type="float">
            <text:p>0,258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22]-[.B222]" office:value-type="float" office:value="0.001" calcext:value-type="float">
            <text:p>0,001</text:p>
          </table:table-cell>
          <table:table-cell table:formula="of:=SQRT([.C222]*[.C222] + [.F222]*[.F222])" office:value-type="float" office:value="0.00622253967444162" calcext:value-type="float">
            <text:p>0,0062</text:p>
          </table:table-cell>
          <table:table-cell table:formula="of:=(([.E222]-[.B222]) / [.B222]) * 100" office:value-type="float" office:value="0.387747188832881" calcext:value-type="float">
            <text:p>0,3877</text:p>
          </table:table-cell>
          <table:table-cell/>
          <table:table-cell table:formula="of:=[.H222]+1.96*[.I222]" office:value-type="float" office:value="0.0131961777619056" calcext:value-type="float">
            <text:p>0,0132</text:p>
          </table:table-cell>
          <table:table-cell table:formula="of:=[.H222]-1.96*[.I222]" office:value-type="float" office:value="-0.0111961777619056" calcext:value-type="float">
            <text:p>-0,011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43" calcext:value-type="float">
            <text:p>0,5043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223]-[.B223]" office:value-type="float" office:value="-0.0142" calcext:value-type="float">
            <text:p>-0,0142</text:p>
          </table:table-cell>
          <table:table-cell table:formula="of:=SQRT([.C223]*[.C223] + [.F223]*[.F223])" office:value-type="float" office:value="0.0198698263706556" calcext:value-type="float">
            <text:p>0,0199</text:p>
          </table:table-cell>
          <table:table-cell table:formula="of:=(([.E223]-[.B223]) / [.B223]) * 100" office:value-type="float" office:value="-2.73866923818708" calcext:value-type="float">
            <text:p>-2,7387</text:p>
          </table:table-cell>
          <table:table-cell/>
          <table:table-cell table:formula="of:=[.H223]+1.96*[.I223]" office:value-type="float" office:value="0.024744859686485" calcext:value-type="float">
            <text:p>0,0247</text:p>
          </table:table-cell>
          <table:table-cell table:formula="of:=[.H223]-1.96*[.I223]" office:value-type="float" office:value="-0.0531448596864849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24]-[.B224]" office:value-type="float" office:value="0" calcext:value-type="float">
            <text:p>0</text:p>
          </table:table-cell>
          <table:table-cell table:formula="of:=SQRT([.C224]*[.C224] + [.F224]*[.F224])" office:value-type="float" office:value="0" calcext:value-type="float">
            <text:p>0,0000</text:p>
          </table:table-cell>
          <table:table-cell table:formula="of:=(([.E224]-[.B224]) / [.B224]) * 100" office:value-type="string" office:string-value="" calcext:value-type="error">
            <text:p>#DIV/0!</text:p>
          </table:table-cell>
          <table:table-cell/>
          <table:table-cell table:formula="of:=[.H224]+1.96*[.I224]" office:value-type="float" office:value="0" calcext:value-type="float">
            <text:p>0,0000</text:p>
          </table:table-cell>
          <table:table-cell table:formula="of:=[.H224]-1.96*[.I22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564928.5258" calcext:value-type="float">
            <text:p>1564928,5258</text:p>
          </table:table-cell>
          <table:table-cell office:value-type="float" office:value="118691.4565" calcext:value-type="float">
            <text:p>118691,4565</text:p>
          </table:table-cell>
          <table:table-cell/>
          <table:table-cell office:value-type="float" office:value="1420846.8323" calcext:value-type="float">
            <text:p>1420846,8323</text:p>
          </table:table-cell>
          <table:table-cell office:value-type="float" office:value="106563.1327" calcext:value-type="float">
            <text:p>106563,1327</text:p>
          </table:table-cell>
          <table:table-cell/>
          <table:table-cell table:formula="of:=[.E225]-[.B225]" office:value-type="float" office:value="-144081.6935" calcext:value-type="float">
            <text:p>-144081,6935</text:p>
          </table:table-cell>
          <table:table-cell table:formula="of:=SQRT([.C225]*[.C225] + [.F225]*[.F225])" office:value-type="float" office:value="159509.758626014" calcext:value-type="float">
            <text:p>159509,7586</text:p>
          </table:table-cell>
          <table:table-cell table:formula="of:=(([.E225]-[.B225]) / [.B225]) * 100" office:value-type="float" office:value="-9.20691847101098" calcext:value-type="float">
            <text:p>-9,2069</text:p>
          </table:table-cell>
          <table:table-cell/>
          <table:table-cell table:formula="of:=[.H225]+1.96*[.I225]" office:value-type="float" office:value="168557.433406987" calcext:value-type="float">
            <text:p>168557,4334</text:p>
          </table:table-cell>
          <table:table-cell table:formula="of:=[.H225]-1.96*[.I225]" office:value-type="float" office:value="-456720.820406987" calcext:value-type="float">
            <text:p>-456720,82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3" calcext:value-type="float">
            <text:p>0,5483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22" calcext:value-type="float">
            <text:p>0,542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26]-[.B226]" office:value-type="float" office:value="-0.00609999999999999" calcext:value-type="float">
            <text:p>-0,00609999999999999</text:p>
          </table:table-cell>
          <table:table-cell table:formula="of:=SQRT([.C226]*[.C226] + [.F226]*[.F226])" office:value-type="float" office:value="0.00240416305603426" calcext:value-type="float">
            <text:p>0,0024</text:p>
          </table:table-cell>
          <table:table-cell table:formula="of:=(([.E226]-[.B226]) / [.B226]) * 100" office:value-type="float" office:value="-1.11252963706" calcext:value-type="float">
            <text:p>-1,1125</text:p>
          </table:table-cell>
          <table:table-cell/>
          <table:table-cell table:formula="of:=[.H226]+1.96*[.I226]" office:value-type="float" office:value="-0.00138784041017284" calcext:value-type="float">
            <text:p>-0,0014</text:p>
          </table:table-cell>
          <table:table-cell table:formula="of:=[.H226]-1.96*[.I226]" office:value-type="float" office:value="-0.0108121595898271" calcext:value-type="float">
            <text:p>-0,0108</text:p>
          </table:table-cell>
          <table:table-cell office:value-type="string" calcext:value-type="string">
            <text:p>1.4B Mini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27]-[.B227]" office:value-type="float" office:value="0" calcext:value-type="float">
            <text:p>0</text:p>
          </table:table-cell>
          <table:table-cell table:formula="of:=SQRT([.C227]*[.C227] + [.F227]*[.F227])" office:value-type="float" office:value="0" calcext:value-type="float">
            <text:p>0,0000</text:p>
          </table:table-cell>
          <table:table-cell table:formula="of:=(([.E227]-[.B227]) / [.B227]) * 100" office:value-type="string" office:string-value="" calcext:value-type="error">
            <text:p>#DIV/0!</text:p>
          </table:table-cell>
          <table:table-cell/>
          <table:table-cell table:formula="of:=[.H227]+1.96*[.I227]" office:value-type="float" office:value="0" calcext:value-type="float">
            <text:p>0,0000</text:p>
          </table:table-cell>
          <table:table-cell table:formula="of:=[.H227]-1.96*[.I2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8848600.9409" calcext:value-type="float">
            <text:p>8848600,9409</text:p>
          </table:table-cell>
          <table:table-cell table:style-name="ce1" office:value-type="float" office:value="745031.89" calcext:value-type="float">
            <text:p>745031,8900</text:p>
          </table:table-cell>
          <table:table-cell/>
          <table:table-cell office:value-type="float" office:value="7916035.3527" calcext:value-type="float">
            <text:p>7916035,3527</text:p>
          </table:table-cell>
          <table:table-cell table:style-name="ce1" office:value-type="float" office:value="664805.9178" calcext:value-type="float">
            <text:p>664805,9178</text:p>
          </table:table-cell>
          <table:table-cell/>
          <table:table-cell table:formula="of:=[.E228]-[.B228]" office:value-type="float" office:value="-932565.5882" calcext:value-type="float">
            <text:p>-932565,5882</text:p>
          </table:table-cell>
          <table:table-cell table:formula="of:=SQRT([.C228]*[.C228] + [.F228]*[.F228])" office:value-type="float" office:value="998518.615479387" calcext:value-type="float">
            <text:p>998518,6155</text:p>
          </table:table-cell>
          <table:table-cell table:formula="of:=(([.E228]-[.B228]) / [.B228]) * 100" office:value-type="float" office:value="-10.5391303600267" calcext:value-type="float">
            <text:p>-10,5391</text:p>
          </table:table-cell>
          <table:table-cell/>
          <table:table-cell table:formula="of:=[.H228]+1.96*[.I228]" office:value-type="float" office:value="1024530.8981396" calcext:value-type="float">
            <text:p>1024530,8981</text:p>
          </table:table-cell>
          <table:table-cell table:formula="of:=[.H228]-1.96*[.I228]" office:value-type="float" office:value="-2889662.0745396" calcext:value-type="float">
            <text:p>-2889662,07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091" calcext:value-type="float">
            <text:p>0,0091</text:p>
          </table:table-cell>
          <table:table-cell/>
          <table:table-cell office:value-type="float" office:value="0.2698" calcext:value-type="float">
            <text:p>0,2698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29]-[.B229]" office:value-type="float" office:value="-0.00170000000000003" calcext:value-type="float">
            <text:p>-0,00170000000000003</text:p>
          </table:table-cell>
          <table:table-cell table:formula="of:=SQRT([.C229]*[.C229] + [.F229]*[.F229])" office:value-type="float" office:value="0.0128693434175952" calcext:value-type="float">
            <text:p>0,0129</text:p>
          </table:table-cell>
          <table:table-cell table:formula="of:=(([.E229]-[.B229]) / [.B229]) * 100" office:value-type="float" office:value="-0.626151012891357" calcext:value-type="float">
            <text:p>-0,6262</text:p>
          </table:table-cell>
          <table:table-cell/>
          <table:table-cell table:formula="of:=[.H229]+1.96*[.I229]" office:value-type="float" office:value="0.0235239130984865" calcext:value-type="float">
            <text:p>0,0235</text:p>
          </table:table-cell>
          <table:table-cell table:formula="of:=[.H229]-1.96*[.I229]" office:value-type="float" office:value="-0.0269239130984866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33]-[.B233]" office:value-type="float" office:value="0.0025" calcext:value-type="float">
            <text:p>0,0025</text:p>
          </table:table-cell>
          <table:table-cell table:formula="of:=SQRT([.C233]*[.C233] + [.F233]*[.F233])" office:value-type="float" office:value="0.0162634559672906" calcext:value-type="float">
            <text:p>0,0163</text:p>
          </table:table-cell>
          <table:table-cell table:formula="of:=(([.E233]-[.B233]) / [.B233]) * 100" office:value-type="float" office:value="1.31371518654756" calcext:value-type="float">
            <text:p>1,3137</text:p>
          </table:table-cell>
          <table:table-cell/>
          <table:table-cell table:formula="of:=[.H233]+1.96*[.I233]" office:value-type="float" office:value="0.0343763736958896" calcext:value-type="float">
            <text:p>0,0344</text:p>
          </table:table-cell>
          <table:table-cell table:formula="of:=[.H233]-1.96*[.I233]" office:value-type="float" office:value="-0.0293763736958896" calcext:value-type="float">
            <text:p>-0,02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34]-[.B234]" office:value-type="float" office:value="0" calcext:value-type="float">
            <text:p>0</text:p>
          </table:table-cell>
          <table:table-cell table:formula="of:=SQRT([.C234]*[.C234] + [.F234]*[.F234])" office:value-type="float" office:value="0.00494974746830583" calcext:value-type="float">
            <text:p>0,0049</text:p>
          </table:table-cell>
          <table:table-cell table:formula="of:=(([.E234]-[.B234]) / [.B234]) * 100" office:value-type="float" office:value="0" calcext:value-type="float">
            <text:p>0,0000</text:p>
          </table:table-cell>
          <table:table-cell/>
          <table:table-cell table:formula="of:=[.H234]+1.96*[.I234]" office:value-type="float" office:value="0.00970150503787943" calcext:value-type="float">
            <text:p>0,0097</text:p>
          </table:table-cell>
          <table:table-cell table:formula="of:=[.H234]-1.96*[.I23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79" calcext:value-type="float">
            <text:p>0,2579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35]-[.B235]" office:value-type="float" office:value="0.0005" calcext:value-type="float">
            <text:p>0,0005</text:p>
          </table:table-cell>
          <table:table-cell table:formula="of:=SQRT([.C235]*[.C235] + [.F235]*[.F235])" office:value-type="float" office:value="0.00622253967444162" calcext:value-type="float">
            <text:p>0,0062</text:p>
          </table:table-cell>
          <table:table-cell table:formula="of:=(([.E235]-[.B235]) / [.B235]) * 100" office:value-type="float" office:value="0.193873594416441" calcext:value-type="float">
            <text:p>0,1939</text:p>
          </table:table-cell>
          <table:table-cell/>
          <table:table-cell table:formula="of:=[.H235]+1.96*[.I235]" office:value-type="float" office:value="0.0126961777619056" calcext:value-type="float">
            <text:p>0,0127</text:p>
          </table:table-cell>
          <table:table-cell table:formula="of:=[.H235]-1.96*[.I235]" office:value-type="float" office:value="-0.0116961777619056" calcext:value-type="float">
            <text:p>-0,011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236]-[.B236]" office:value-type="float" office:value="-0.00939999999999996" calcext:value-type="float">
            <text:p>-0,00939999999999996</text:p>
          </table:table-cell>
          <table:table-cell table:formula="of:=SQRT([.C236]*[.C236] + [.F236]*[.F236])" office:value-type="float" office:value="0.0198698263706556" calcext:value-type="float">
            <text:p>0,0199</text:p>
          </table:table-cell>
          <table:table-cell table:formula="of:=(([.E236]-[.B236]) / [.B236]) * 100" office:value-type="float" office:value="-1.8129218900675" calcext:value-type="float">
            <text:p>-1,8129</text:p>
          </table:table-cell>
          <table:table-cell/>
          <table:table-cell table:formula="of:=[.H236]+1.96*[.I236]" office:value-type="float" office:value="0.029544859686485" calcext:value-type="float">
            <text:p>0,0295</text:p>
          </table:table-cell>
          <table:table-cell table:formula="of:=[.H236]-1.96*[.I236]" office:value-type="float" office:value="-0.0483448596864849" calcext:value-type="float">
            <text:p>-0,04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37]-[.B237]" office:value-type="float" office:value="0" calcext:value-type="float">
            <text:p>0</text:p>
          </table:table-cell>
          <table:table-cell table:formula="of:=SQRT([.C237]*[.C237] + [.F237]*[.F237])" office:value-type="float" office:value="0" calcext:value-type="float">
            <text:p>0,0000</text:p>
          </table:table-cell>
          <table:table-cell table:formula="of:=(([.E237]-[.B237]) / [.B237]) * 100" office:value-type="string" office:string-value="" calcext:value-type="error">
            <text:p>#DIV/0!</text:p>
          </table:table-cell>
          <table:table-cell/>
          <table:table-cell table:formula="of:=[.H237]+1.96*[.I237]" office:value-type="float" office:value="0" calcext:value-type="float">
            <text:p>0,0000</text:p>
          </table:table-cell>
          <table:table-cell table:formula="of:=[.H237]-1.96*[.I23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564928.5258" calcext:value-type="float">
            <text:p>1564928,5258</text:p>
          </table:table-cell>
          <table:table-cell office:value-type="float" office:value="118691.4565" calcext:value-type="float">
            <text:p>118691,4565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238]-[.B238]" office:value-type="float" office:value="-44220.6555999999" calcext:value-type="float">
            <text:p>-44220,6555999999</text:p>
          </table:table-cell>
          <table:table-cell table:formula="of:=SQRT([.C238]*[.C238] + [.F238]*[.F238])" office:value-type="float" office:value="165447.406841227" calcext:value-type="float">
            <text:p>165447,4068</text:p>
          </table:table-cell>
          <table:table-cell table:formula="of:=(([.E238]-[.B238]) / [.B238]) * 100" office:value-type="float" office:value="-2.82573004907008" calcext:value-type="float">
            <text:p>-2,8257</text:p>
          </table:table-cell>
          <table:table-cell/>
          <table:table-cell table:formula="of:=[.H238]+1.96*[.I238]" office:value-type="float" office:value="280056.261808805" calcext:value-type="float">
            <text:p>280056,2618</text:p>
          </table:table-cell>
          <table:table-cell table:formula="of:=[.H238]-1.96*[.I238]" office:value-type="float" office:value="-368497.573008805" calcext:value-type="float">
            <text:p>-368497,573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3" calcext:value-type="float">
            <text:p>0,5483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239]-[.B239]" office:value-type="float" office:value="-0.00860000000000005" calcext:value-type="float">
            <text:p>-0,00860000000000005</text:p>
          </table:table-cell>
          <table:table-cell table:formula="of:=SQRT([.C239]*[.C239] + [.F239]*[.F239])" office:value-type="float" office:value="0.00233452350598575" calcext:value-type="float">
            <text:p>0,0023</text:p>
          </table:table-cell>
          <table:table-cell table:formula="of:=(([.E239]-[.B239]) / [.B239]) * 100" office:value-type="float" office:value="-1.5684844063469" calcext:value-type="float">
            <text:p>-1,5685</text:p>
          </table:table-cell>
          <table:table-cell/>
          <table:table-cell table:formula="of:=[.H239]+1.96*[.I239]" office:value-type="float" office:value="-0.00402433392826798" calcext:value-type="float">
            <text:p>-0,0040</text:p>
          </table:table-cell>
          <table:table-cell table:formula="of:=[.H239]-1.96*[.I239]" office:value-type="float" office:value="-0.0131756660717321" calcext:value-type="float">
            <text:p>-0,0132</text:p>
          </table:table-cell>
          <table:table-cell office:value-type="string" calcext:value-type="string">
            <text:p>1.4B Mini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40]-[.B240]" office:value-type="float" office:value="0" calcext:value-type="float">
            <text:p>0</text:p>
          </table:table-cell>
          <table:table-cell table:formula="of:=SQRT([.C240]*[.C240] + [.F240]*[.F240])" office:value-type="float" office:value="0" calcext:value-type="float">
            <text:p>0,0000</text:p>
          </table:table-cell>
          <table:table-cell table:formula="of:=(([.E240]-[.B240]) / [.B240]) * 100" office:value-type="string" office:string-value="" calcext:value-type="error">
            <text:p>#DIV/0!</text:p>
          </table:table-cell>
          <table:table-cell/>
          <table:table-cell table:formula="of:=[.H240]+1.96*[.I240]" office:value-type="float" office:value="0" calcext:value-type="float">
            <text:p>0,0000</text:p>
          </table:table-cell>
          <table:table-cell table:formula="of:=[.H240]-1.96*[.I24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8848600.9409" calcext:value-type="float">
            <text:p>8848600,9409</text:p>
          </table:table-cell>
          <table:table-cell table:style-name="ce1" office:value-type="float" office:value="745031.89" calcext:value-type="float">
            <text:p>745031,8900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241]-[.B241]" office:value-type="float" office:value="-197399.053300001" calcext:value-type="float">
            <text:p>-197399,053300001</text:p>
          </table:table-cell>
          <table:table-cell table:formula="of:=SQRT([.C241]*[.C241] + [.F241]*[.F241])" office:value-type="float" office:value="1046678.0703248" calcext:value-type="float">
            <text:p>1046678,0703</text:p>
          </table:table-cell>
          <table:table-cell table:formula="of:=(([.E241]-[.B241]) / [.B241]) * 100" office:value-type="float" office:value="-2.23085044312014" calcext:value-type="float">
            <text:p>-2,2309</text:p>
          </table:table-cell>
          <table:table-cell/>
          <table:table-cell table:formula="of:=[.H241]+1.96*[.I241]" office:value-type="float" office:value="1854089.96453661" calcext:value-type="float">
            <text:p>1854089,9645</text:p>
          </table:table-cell>
          <table:table-cell table:formula="of:=[.H241]-1.96*[.I241]" office:value-type="float" office:value="-2248888.07113661" calcext:value-type="float">
            <text:p>-2248888,07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091" calcext:value-type="float">
            <text:p>0,0091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42]-[.B242]" office:value-type="float" office:value="-0.00420000000000004" calcext:value-type="float">
            <text:p>-0,00420000000000004</text:p>
          </table:table-cell>
          <table:table-cell table:formula="of:=SQRT([.C242]*[.C242] + [.F242]*[.F242])" office:value-type="float" office:value="0.0128693434175952" calcext:value-type="float">
            <text:p>0,0129</text:p>
          </table:table-cell>
          <table:table-cell table:formula="of:=(([.E242]-[.B242]) / [.B242]) * 100" office:value-type="float" office:value="-1.54696132596686" calcext:value-type="float">
            <text:p>-1,5470</text:p>
          </table:table-cell>
          <table:table-cell/>
          <table:table-cell table:formula="of:=[.H242]+1.96*[.I242]" office:value-type="float" office:value="0.0210239130984865" calcext:value-type="float">
            <text:p>0,0210</text:p>
          </table:table-cell>
          <table:table-cell table:formula="of:=[.H242]-1.96*[.I242]" office:value-type="float" office:value="-0.0294239130984866" calcext:value-type="float">
            <text:p>-0,02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 2 Epochs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46]-[.B246]" office:value-type="float" office:value="0.0025" calcext:value-type="float">
            <text:p>0,0025</text:p>
          </table:table-cell>
          <table:table-cell table:formula="of:=SQRT([.C246]*[.C246] + [.F246]*[.F246])" office:value-type="float" office:value="0.0162634559672906" calcext:value-type="float">
            <text:p>0,0163</text:p>
          </table:table-cell>
          <table:table-cell table:formula="of:=(([.E246]-[.B246]) / [.B246]) * 100" office:value-type="float" office:value="1.31371518654756" calcext:value-type="float">
            <text:p>1,3137</text:p>
          </table:table-cell>
          <table:table-cell/>
          <table:table-cell table:formula="of:=[.H246]+1.96*[.I246]" office:value-type="float" office:value="0.0343763736958896" calcext:value-type="float">
            <text:p>0,0344</text:p>
          </table:table-cell>
          <table:table-cell table:formula="of:=[.H246]-1.96*[.I246]" office:value-type="float" office:value="-0.0293763736958896" calcext:value-type="float">
            <text:p>-0,02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47]-[.B247]" office:value-type="float" office:value="0" calcext:value-type="float">
            <text:p>0</text:p>
          </table:table-cell>
          <table:table-cell table:formula="of:=SQRT([.C247]*[.C247] + [.F247]*[.F247])" office:value-type="float" office:value="0.00494974746830583" calcext:value-type="float">
            <text:p>0,0049</text:p>
          </table:table-cell>
          <table:table-cell table:formula="of:=(([.E247]-[.B247]) / [.B247]) * 100" office:value-type="float" office:value="0" calcext:value-type="float">
            <text:p>0,0000</text:p>
          </table:table-cell>
          <table:table-cell/>
          <table:table-cell table:formula="of:=[.H247]+1.96*[.I247]" office:value-type="float" office:value="0.00970150503787943" calcext:value-type="float">
            <text:p>0,0097</text:p>
          </table:table-cell>
          <table:table-cell table:formula="of:=[.H247]-1.96*[.I24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73" calcext:value-type="float">
            <text:p>0,257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48]-[.B248]" office:value-type="float" office:value="-0.001" calcext:value-type="float">
            <text:p>-0,001</text:p>
          </table:table-cell>
          <table:table-cell table:formula="of:=SQRT([.C248]*[.C248] + [.F248]*[.F248])" office:value-type="float" office:value="0.00622253967444162" calcext:value-type="float">
            <text:p>0,0062</text:p>
          </table:table-cell>
          <table:table-cell table:formula="of:=(([.E248]-[.B248]) / [.B248]) * 100" office:value-type="float" office:value="-0.387146728610144" calcext:value-type="float">
            <text:p>-0,3871</text:p>
          </table:table-cell>
          <table:table-cell/>
          <table:table-cell table:formula="of:=[.H248]+1.96*[.I248]" office:value-type="float" office:value="0.0111961777619056" calcext:value-type="float">
            <text:p>0,0112</text:p>
          </table:table-cell>
          <table:table-cell table:formula="of:=[.H248]-1.96*[.I248]" office:value-type="float" office:value="-0.0131961777619056" calcext:value-type="float">
            <text:p>-0,01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office:value-type="float" office:value="0.4933" calcext:value-type="float">
            <text:p>0,4933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249]-[.B249]" office:value-type="float" office:value="-0.00239999999999996" calcext:value-type="float">
            <text:p>-0,00239999999999996</text:p>
          </table:table-cell>
          <table:table-cell table:formula="of:=SQRT([.C249]*[.C249] + [.F249]*[.F249])" office:value-type="float" office:value="0.0199404112294606" calcext:value-type="float">
            <text:p>0,0199</text:p>
          </table:table-cell>
          <table:table-cell table:formula="of:=(([.E249]-[.B249]) / [.B249]) * 100" office:value-type="float" office:value="-0.484163808755287" calcext:value-type="float">
            <text:p>-0,4842</text:p>
          </table:table-cell>
          <table:table-cell/>
          <table:table-cell table:formula="of:=[.H249]+1.96*[.I249]" office:value-type="float" office:value="0.0366832060097429" calcext:value-type="float">
            <text:p>0,0367</text:p>
          </table:table-cell>
          <table:table-cell table:formula="of:=[.H249]-1.96*[.I249]" office:value-type="float" office:value="-0.0414832060097428" calcext:value-type="float">
            <text:p>-0,041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50]-[.B250]" office:value-type="float" office:value="0" calcext:value-type="float">
            <text:p>0</text:p>
          </table:table-cell>
          <table:table-cell table:formula="of:=SQRT([.C250]*[.C250] + [.F250]*[.F25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50]+1.96*[.I250]" office:value-type="float" office:value="0" calcext:value-type="float">
            <text:p>0,0000</text:p>
          </table:table-cell>
          <table:table-cell table:formula="of:=[.H250]-1.96*[.I25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office:value-type="float" office:value="2017680.7049" calcext:value-type="float">
            <text:p>2017680,7049</text:p>
          </table:table-cell>
          <table:table-cell office:value-type="float" office:value="159090.0606" calcext:value-type="float">
            <text:p>159090,0606</text:p>
          </table:table-cell>
          <table:table-cell/>
          <table:table-cell table:formula="of:=[.E251]-[.B251]" office:value-type="float" office:value="53483.7794000001" calcext:value-type="float">
            <text:p>53483,7794000001</text:p>
          </table:table-cell>
          <table:table-cell table:formula="of:=SQRT([.C251]*[.C251] + [.F251]*[.F251])" office:value-type="float" office:value="221014.202458625" calcext:value-type="float">
            <text:p>221014,2025</text:p>
          </table:table-cell>
          <table:table-cell table:formula="of:=(([.E251]-[.B251]) / [.B251]) * 100" office:value-type="float" office:value="2.72293366849586" calcext:value-type="float">
            <text:p>2,7229</text:p>
          </table:table-cell>
          <table:table-cell/>
          <table:table-cell table:formula="of:=[.H251]+1.96*[.I251]" office:value-type="float" office:value="486671.616218905" calcext:value-type="float">
            <text:p>486671,6162</text:p>
          </table:table-cell>
          <table:table-cell table:formula="of:=[.H251]-1.96*[.I251]" office:value-type="float" office:value="-379704.057418905" calcext:value-type="float">
            <text:p>-379704,057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05" calcext:value-type="float">
            <text:p>0,5405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52]-[.B252]" office:value-type="float" office:value="0.00219999999999998" calcext:value-type="float">
            <text:p>0,00219999999999998</text:p>
          </table:table-cell>
          <table:table-cell table:formula="of:=SQRT([.C252]*[.C252] + [.F252]*[.F252])" office:value-type="float" office:value="0.00240416305603426" calcext:value-type="float">
            <text:p>0,0024</text:p>
          </table:table-cell>
          <table:table-cell table:formula="of:=(([.E252]-[.B252]) / [.B252]) * 100" office:value-type="float" office:value="0.40869403678246" calcext:value-type="float">
            <text:p>0,4087</text:p>
          </table:table-cell>
          <table:table-cell/>
          <table:table-cell table:formula="of:=[.H252]+1.96*[.I252]" office:value-type="float" office:value="0.00691215958982713" calcext:value-type="float">
            <text:p>0,0069</text:p>
          </table:table-cell>
          <table:table-cell table:formula="of:=[.H252]-1.96*[.I252]" office:value-type="float" office:value="-0.00251215958982717" calcext:value-type="float">
            <text:p>-0,00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53]-[.B253]" office:value-type="float" office:value="0" calcext:value-type="float">
            <text:p>0</text:p>
          </table:table-cell>
          <table:table-cell table:formula="of:=SQRT([.C253]*[.C253] + [.F253]*[.F25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53]+1.96*[.I253]" office:value-type="float" office:value="0" calcext:value-type="float">
            <text:p>0,0000</text:p>
          </table:table-cell>
          <table:table-cell table:formula="of:=[.H253]-1.96*[.I25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office:value-type="float" office:value="10465698.6884" calcext:value-type="float">
            <text:p>10465698,6884</text:p>
          </table:table-cell>
          <table:table-cell table:style-name="ce1" office:value-type="float" office:value="903166.5195" calcext:value-type="float">
            <text:p>903166,5195</text:p>
          </table:table-cell>
          <table:table-cell/>
          <table:table-cell table:formula="of:=[.E254]-[.B254]" office:value-type="float" office:value="-254645.8638" calcext:value-type="float">
            <text:p>-254645,8638</text:p>
          </table:table-cell>
          <table:table-cell table:formula="of:=SQRT([.C254]*[.C254] + [.F254]*[.F254])" office:value-type="float" office:value="1292970.50237213" calcext:value-type="float">
            <text:p>1292970,5024</text:p>
          </table:table-cell>
          <table:table-cell table:formula="of:=(([.E254]-[.B254]) / [.B254]) * 100" office:value-type="float" office:value="-2.37535148763239" calcext:value-type="float">
            <text:p>-2,3754</text:p>
          </table:table-cell>
          <table:table-cell/>
          <table:table-cell table:formula="of:=[.H254]+1.96*[.I254]" office:value-type="float" office:value="2279576.32084937" calcext:value-type="float">
            <text:p>2279576,3208</text:p>
          </table:table-cell>
          <table:table-cell table:formula="of:=[.H254]-1.96*[.I254]" office:value-type="float" office:value="-2788868.04844937" calcext:value-type="float">
            <text:p>-2788868,048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2 Epochs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58]-[.B258]" office:value-type="float" office:value="-0.00259999999999999" calcext:value-type="float">
            <text:p>-0,00259999999999999</text:p>
          </table:table-cell>
          <table:table-cell table:formula="of:=SQRT([.C258]*[.C258] + [.F258]*[.F258])" office:value-type="float" office:value="0.0162634559672906" calcext:value-type="float">
            <text:p>0,0163</text:p>
          </table:table-cell>
          <table:table-cell table:formula="of:=(([.E258]-[.B258]) / [.B258]) * 100" office:value-type="float" office:value="-1.35416666666666" calcext:value-type="float">
            <text:p>-1,3542</text:p>
          </table:table-cell>
          <table:table-cell/>
          <table:table-cell table:formula="of:=[.H258]+1.96*[.I258]" office:value-type="float" office:value="0.0292763736958896" calcext:value-type="float">
            <text:p>0,0293</text:p>
          </table:table-cell>
          <table:table-cell table:formula="of:=[.H258]-1.96*[.I258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59]-[.B259]" office:value-type="float" office:value="0" calcext:value-type="float">
            <text:p>0</text:p>
          </table:table-cell>
          <table:table-cell table:formula="of:=SQRT([.C259]*[.C259] + [.F259]*[.F259])" office:value-type="float" office:value="0.00494974746830583" calcext:value-type="float">
            <text:p>0,0049</text:p>
          </table:table-cell>
          <table:table-cell table:formula="of:=(([.E259]-[.B259]) / [.B259]) * 100" office:value-type="float" office:value="0" calcext:value-type="float">
            <text:p>0,0000</text:p>
          </table:table-cell>
          <table:table-cell/>
          <table:table-cell table:formula="of:=[.H259]+1.96*[.I259]" office:value-type="float" office:value="0.00970150503787943" calcext:value-type="float">
            <text:p>0,0097</text:p>
          </table:table-cell>
          <table:table-cell table:formula="of:=[.H259]-1.96*[.I259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68" calcext:value-type="float">
            <text:p>0,256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60]-[.B260]" office:value-type="float" office:value="-0.00360000000000005" calcext:value-type="float">
            <text:p>-0,00360000000000005</text:p>
          </table:table-cell>
          <table:table-cell table:formula="of:=SQRT([.C260]*[.C260] + [.F260]*[.F260])" office:value-type="float" office:value="0.00622253967444162" calcext:value-type="float">
            <text:p>0,0062</text:p>
          </table:table-cell>
          <table:table-cell table:formula="of:=(([.E260]-[.B260]) / [.B260]) * 100" office:value-type="float" office:value="-1.38248847926269" calcext:value-type="float">
            <text:p>-1,3825</text:p>
          </table:table-cell>
          <table:table-cell/>
          <table:table-cell table:formula="of:=[.H260]+1.96*[.I260]" office:value-type="float" office:value="0.00859617776190552" calcext:value-type="float">
            <text:p>0,0086</text:p>
          </table:table-cell>
          <table:table-cell table:formula="of:=[.H260]-1.96*[.I260]" office:value-type="float" office:value="-0.0157961777619056" calcext:value-type="float">
            <text:p>-0,015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12" calcext:value-type="float">
            <text:p>0,5012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261]-[.B261]" office:value-type="float" office:value="-0.0189" calcext:value-type="float">
            <text:p>-0,0189</text:p>
          </table:table-cell>
          <table:table-cell table:formula="of:=SQRT([.C261]*[.C261] + [.F261]*[.F261])" office:value-type="float" office:value="0.0198698263706556" calcext:value-type="float">
            <text:p>0,0199</text:p>
          </table:table-cell>
          <table:table-cell table:formula="of:=(([.E261]-[.B261]) / [.B261]) * 100" office:value-type="float" office:value="-3.63391655450875" calcext:value-type="float">
            <text:p>-3,6339</text:p>
          </table:table-cell>
          <table:table-cell/>
          <table:table-cell table:formula="of:=[.H261]+1.96*[.I261]" office:value-type="float" office:value="0.0200448596864849" calcext:value-type="float">
            <text:p>0,0200</text:p>
          </table:table-cell>
          <table:table-cell table:formula="of:=[.H261]-1.96*[.I261]" office:value-type="float" office:value="-0.057844859686485" calcext:value-type="float">
            <text:p>-0,05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62]-[.B262]" office:value-type="float" office:value="0" calcext:value-type="float">
            <text:p>0</text:p>
          </table:table-cell>
          <table:table-cell table:formula="of:=SQRT([.C262]*[.C262] + [.F262]*[.F26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62]+1.96*[.I262]" office:value-type="float" office:value="0" calcext:value-type="float">
            <text:p>0,0000</text:p>
          </table:table-cell>
          <table:table-cell table:formula="of:=[.H262]-1.96*[.I262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587737.3755" calcext:value-type="float">
            <text:p>1587737,3755</text:p>
          </table:table-cell>
          <table:table-cell office:value-type="float" office:value="121555.3148" calcext:value-type="float">
            <text:p>121555,3148</text:p>
          </table:table-cell>
          <table:table-cell/>
          <table:table-cell table:formula="of:=[.E263]-[.B263]" office:value-type="float" office:value="-511264.7157" calcext:value-type="float">
            <text:p>-511264,7157</text:p>
          </table:table-cell>
          <table:table-cell table:formula="of:=SQRT([.C263]*[.C263] + [.F263]*[.F263])" office:value-type="float" office:value="209518.5242881" calcext:value-type="float">
            <text:p>209518,5243</text:p>
          </table:table-cell>
          <table:table-cell table:formula="of:=(([.E263]-[.B263]) / [.B263]) * 100" office:value-type="float" office:value="-24.3575134033197" calcext:value-type="float">
            <text:p>-24,3575</text:p>
          </table:table-cell>
          <table:table-cell/>
          <table:table-cell table:formula="of:=[.H263]+1.96*[.I263]" office:value-type="float" office:value="-100608.408095325" calcext:value-type="float">
            <text:p>-100608,4081</text:p>
          </table:table-cell>
          <table:table-cell table:formula="of:=[.H263]-1.96*[.I263]" office:value-type="float" office:value="-921921.023304676" calcext:value-type="float">
            <text:p>-921921,02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378" calcext:value-type="float">
            <text:p>0,5378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64]-[.B264]" office:value-type="float" office:value="-0.0123000000000001" calcext:value-type="float">
            <text:p>-0,0123000000000001</text:p>
          </table:table-cell>
          <table:table-cell table:formula="of:=SQRT([.C264]*[.C264] + [.F264]*[.F264])" office:value-type="float" office:value="0.00240416305603426" calcext:value-type="float">
            <text:p>0,0024</text:p>
          </table:table-cell>
          <table:table-cell table:formula="of:=(([.E264]-[.B264]) / [.B264]) * 100" office:value-type="float" office:value="-2.23595709870934" calcext:value-type="float">
            <text:p>-2,2360</text:p>
          </table:table-cell>
          <table:table-cell/>
          <table:table-cell table:formula="of:=[.H264]+1.96*[.I264]" office:value-type="float" office:value="-0.00758784041017294" calcext:value-type="float">
            <text:p>-0,0076</text:p>
          </table:table-cell>
          <table:table-cell table:formula="of:=[.H264]-1.96*[.I264]" office:value-type="float" office:value="-0.0170121595898272" calcext:value-type="float">
            <text:p>-0,0170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65]-[.B265]" office:value-type="float" office:value="0" calcext:value-type="float">
            <text:p>0</text:p>
          </table:table-cell>
          <table:table-cell table:formula="of:=SQRT([.C265]*[.C265] + [.F265]*[.F26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65]+1.96*[.I265]" office:value-type="float" office:value="0" calcext:value-type="float">
            <text:p>0,0000</text:p>
          </table:table-cell>
          <table:table-cell table:formula="of:=[.H265]-1.96*[.I265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8366924.7603" calcext:value-type="float">
            <text:p>8366924,7603</text:p>
          </table:table-cell>
          <table:table-cell office:value-type="float" office:value="713077.3579" calcext:value-type="float">
            <text:p>713077,3579</text:p>
          </table:table-cell>
          <table:table-cell/>
          <table:table-cell table:formula="of:=[.E266]-[.B266]" office:value-type="float" office:value="-4980348.8473" calcext:value-type="float">
            <text:p>-4980348,8473</text:p>
          </table:table-cell>
          <table:table-cell table:formula="of:=SQRT([.C266]*[.C266] + [.F266]*[.F266])" office:value-type="float" office:value="2121335.02674763" calcext:value-type="float">
            <text:p>2121335,0267</text:p>
          </table:table-cell>
          <table:table-cell table:formula="of:=(([.E266]-[.B266]) / [.B266]) * 100" office:value-type="float" office:value="-37.3136042140034" calcext:value-type="float">
            <text:p>-37,3136</text:p>
          </table:table-cell>
          <table:table-cell/>
          <table:table-cell table:formula="of:=[.H266]+1.96*[.I266]" office:value-type="float" office:value="-822532.194874641" calcext:value-type="float">
            <text:p>-822532,1949</text:p>
          </table:table-cell>
          <table:table-cell table:formula="of:=[.H266]-1.96*[.I266]" office:value-type="float" office:value="-9138165.49972536" calcext:value-type="float">
            <text:p>-9138165,49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Density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0114" calcext:value-type="float">
            <text:p>0,0114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70]-[.B270]" office:value-type="float" office:value="0.0076" calcext:value-type="float">
            <text:p>0,0076</text:p>
          </table:table-cell>
          <table:table-cell table:formula="of:=SQRT([.C270]*[.C270] + [.F270]*[.F270])" office:value-type="float" office:value="0.0161928996785628" calcext:value-type="float">
            <text:p>0,0162</text:p>
          </table:table-cell>
          <table:table-cell table:formula="of:=(([.E270]-[.B270]) / [.B270]) * 100" office:value-type="float" office:value="4.1036717062635" calcext:value-type="float">
            <text:p>4,1037</text:p>
          </table:table-cell>
          <table:table-cell/>
          <table:table-cell table:formula="of:=[.H270]+1.96*[.I270]" office:value-type="float" office:value="0.0393380833699831" calcext:value-type="float">
            <text:p>0,0393</text:p>
          </table:table-cell>
          <table:table-cell table:formula="of:=[.H270]-1.96*[.I270]" office:value-type="float" office:value="-0.0241380833699831" calcext:value-type="float">
            <text:p>-0,024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1]-[.B271]" office:value-type="float" office:value="0" calcext:value-type="float">
            <text:p>0</text:p>
          </table:table-cell>
          <table:table-cell table:formula="of:=SQRT([.C271]*[.C271] + [.F271]*[.F271])" office:value-type="float" office:value="0.00494974746830583" calcext:value-type="float">
            <text:p>0,0049</text:p>
          </table:table-cell>
          <table:table-cell table:formula="of:=(([.E271]-[.B271]) / [.B271]) * 100" office:value-type="float" office:value="0" calcext:value-type="float">
            <text:p>0,0000</text:p>
          </table:table-cell>
          <table:table-cell/>
          <table:table-cell table:formula="of:=[.H271]+1.96*[.I271]" office:value-type="float" office:value="0.00970150503787943" calcext:value-type="float">
            <text:p>0,0097</text:p>
          </table:table-cell>
          <table:table-cell table:formula="of:=[.H271]-1.96*[.I27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89" calcext:value-type="float">
            <text:p>0,2589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" calcext:value-type="float">
            <text:p>0,260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72]-[.B272]" office:value-type="float" office:value="0.00109999999999999" calcext:value-type="float">
            <text:p>0,00109999999999999</text:p>
          </table:table-cell>
          <table:table-cell table:formula="of:=SQRT([.C272]*[.C272] + [.F272]*[.F272])" office:value-type="float" office:value="0.00622253967444162" calcext:value-type="float">
            <text:p>0,0062</text:p>
          </table:table-cell>
          <table:table-cell table:formula="of:=(([.E272]-[.B272]) / [.B272]) * 100" office:value-type="float" office:value="0.42487446890691" calcext:value-type="float">
            <text:p>0,4249</text:p>
          </table:table-cell>
          <table:table-cell/>
          <table:table-cell table:formula="of:=[.H272]+1.96*[.I272]" office:value-type="float" office:value="0.0132961777619056" calcext:value-type="float">
            <text:p>0,0133</text:p>
          </table:table-cell>
          <table:table-cell table:formula="of:=[.H272]-1.96*[.I272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043" calcext:value-type="float">
            <text:p>0,5043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273]-[.B273]" office:value-type="float" office:value="0.00790000000000002" calcext:value-type="float">
            <text:p>0,00790000000000002</text:p>
          </table:table-cell>
          <table:table-cell table:formula="of:=SQRT([.C273]*[.C273] + [.F273]*[.F273])" office:value-type="float" office:value="0.0198698263706556" calcext:value-type="float">
            <text:p>0,0199</text:p>
          </table:table-cell>
          <table:table-cell table:formula="of:=(([.E273]-[.B273]) / [.B273]) * 100" office:value-type="float" office:value="1.56652786040056" calcext:value-type="float">
            <text:p>1,5665</text:p>
          </table:table-cell>
          <table:table-cell/>
          <table:table-cell table:formula="of:=[.H273]+1.96*[.I273]" office:value-type="float" office:value="0.046844859686485" calcext:value-type="float">
            <text:p>0,0468</text:p>
          </table:table-cell>
          <table:table-cell table:formula="of:=[.H273]-1.96*[.I273]" office:value-type="float" office:value="-0.0310448596864849" calcext:value-type="float">
            <text:p>-0,031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74]-[.B274]" office:value-type="float" office:value="0" calcext:value-type="float">
            <text:p>0</text:p>
          </table:table-cell>
          <table:table-cell table:formula="of:=SQRT([.C274]*[.C274] + [.F274]*[.F274])" office:value-type="float" office:value="0" calcext:value-type="float">
            <text:p>0,0000</text:p>
          </table:table-cell>
          <table:table-cell table:formula="of:=(([.E274]-[.B274]) / [.B274]) * 100" office:value-type="string" office:string-value="" calcext:value-type="error">
            <text:p>#DIV/0!</text:p>
          </table:table-cell>
          <table:table-cell/>
          <table:table-cell table:formula="of:=[.H274]+1.96*[.I274]" office:value-type="float" office:value="0" calcext:value-type="float">
            <text:p>0,0000</text:p>
          </table:table-cell>
          <table:table-cell table:formula="of:=[.H274]-1.96*[.I27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420846.8323" calcext:value-type="float">
            <text:p>1420846,8323</text:p>
          </table:table-cell>
          <table:table-cell office:value-type="float" office:value="106563.1327" calcext:value-type="float">
            <text:p>106563,1327</text:p>
          </table:table-cell>
          <table:table-cell/>
          <table:table-cell office:value-type="float" office:value="1662608.9444" calcext:value-type="float">
            <text:p>1662608,9444</text:p>
          </table:table-cell>
          <table:table-cell office:value-type="float" office:value="128444.3607" calcext:value-type="float">
            <text:p>128444,3607</text:p>
          </table:table-cell>
          <table:table-cell/>
          <table:table-cell table:formula="of:=[.E275]-[.B275]" office:value-type="float" office:value="241762.1121" calcext:value-type="float">
            <text:p>241762,1121</text:p>
          </table:table-cell>
          <table:table-cell table:formula="of:=SQRT([.C275]*[.C275] + [.F275]*[.F275])" office:value-type="float" office:value="166894.143235973" calcext:value-type="float">
            <text:p>166894,1432</text:p>
          </table:table-cell>
          <table:table-cell table:formula="of:=(([.E275]-[.B275]) / [.B275]) * 100" office:value-type="float" office:value="17.0153535626811" calcext:value-type="float">
            <text:p>17,0154</text:p>
          </table:table-cell>
          <table:table-cell/>
          <table:table-cell table:formula="of:=[.H275]+1.96*[.I275]" office:value-type="float" office:value="568874.632842507" calcext:value-type="float">
            <text:p>568874,6328</text:p>
          </table:table-cell>
          <table:table-cell table:formula="of:=[.H275]-1.96*[.I275]" office:value-type="float" office:value="-85350.4086425073" calcext:value-type="float">
            <text:p>-85350,408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22" calcext:value-type="float">
            <text:p>0,5422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45" calcext:value-type="float">
            <text:p>0,5445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76]-[.B276]" office:value-type="float" office:value="0.00229999999999997" calcext:value-type="float">
            <text:p>0,00229999999999997</text:p>
          </table:table-cell>
          <table:table-cell table:formula="of:=SQRT([.C276]*[.C276] + [.F276]*[.F276])" office:value-type="float" office:value="0.00240416305603426" calcext:value-type="float">
            <text:p>0,0024</text:p>
          </table:table-cell>
          <table:table-cell table:formula="of:=(([.E276]-[.B276]) / [.B276]) * 100" office:value-type="float" office:value="0.42419771302102" calcext:value-type="float">
            <text:p>0,4242</text:p>
          </table:table-cell>
          <table:table-cell/>
          <table:table-cell table:formula="of:=[.H276]+1.96*[.I276]" office:value-type="float" office:value="0.00701215958982712" calcext:value-type="float">
            <text:p>0,0070</text:p>
          </table:table-cell>
          <table:table-cell table:formula="of:=[.H276]-1.96*[.I276]" office:value-type="float" office:value="-0.00241215958982718" calcext:value-type="float">
            <text:p>-0,002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77]-[.B277]" office:value-type="float" office:value="0" calcext:value-type="float">
            <text:p>0</text:p>
          </table:table-cell>
          <table:table-cell table:formula="of:=SQRT([.C277]*[.C277] + [.F277]*[.F277])" office:value-type="float" office:value="0" calcext:value-type="float">
            <text:p>0,0000</text:p>
          </table:table-cell>
          <table:table-cell table:formula="of:=(([.E277]-[.B277]) / [.B277]) * 100" office:value-type="string" office:string-value="" calcext:value-type="error">
            <text:p>#DIV/0!</text:p>
          </table:table-cell>
          <table:table-cell/>
          <table:table-cell table:formula="of:=[.H277]+1.96*[.I277]" office:value-type="float" office:value="0" calcext:value-type="float">
            <text:p>0,0000</text:p>
          </table:table-cell>
          <table:table-cell table:formula="of:=[.H277]-1.96*[.I27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7916035.3527" calcext:value-type="float">
            <text:p>7916035,3527</text:p>
          </table:table-cell>
          <table:table-cell table:style-name="ce1" office:value-type="float" office:value="664805.9178" calcext:value-type="float">
            <text:p>664805,9178</text:p>
          </table:table-cell>
          <table:table-cell/>
          <table:table-cell office:value-type="float" office:value="8546578.1832" calcext:value-type="float">
            <text:p>8546578,1832</text:p>
          </table:table-cell>
          <table:table-cell table:style-name="ce1" office:value-type="float" office:value="737889.9436" calcext:value-type="float">
            <text:p>737889,9436</text:p>
          </table:table-cell>
          <table:table-cell/>
          <table:table-cell table:formula="of:=[.E278]-[.B278]" office:value-type="float" office:value="630542.8305" calcext:value-type="float">
            <text:p>630542,8305</text:p>
          </table:table-cell>
          <table:table-cell table:formula="of:=SQRT([.C278]*[.C278] + [.F278]*[.F278])" office:value-type="float" office:value="993201.126261903" calcext:value-type="float">
            <text:p>993201,1263</text:p>
          </table:table-cell>
          <table:table-cell table:formula="of:=(([.E278]-[.B278]) / [.B278]) * 100" office:value-type="float" office:value="7.9653867423032" calcext:value-type="float">
            <text:p>7,9654</text:p>
          </table:table-cell>
          <table:table-cell/>
          <table:table-cell table:formula="of:=[.H278]+1.96*[.I278]" office:value-type="float" office:value="2577217.03797333" calcext:value-type="float">
            <text:p>2577217,0380</text:p>
          </table:table-cell>
          <table:table-cell table:formula="of:=[.H278]-1.96*[.I278]" office:value-type="float" office:value="-1316131.37697333" calcext:value-type="float">
            <text:p>-1316131,377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2698" calcext:value-type="float">
            <text:p>0,2698</text:p>
          </table:table-cell>
          <table:table-cell office:value-type="float" office:value="0.0091" calcext:value-type="float">
            <text:p>0,0091</text:p>
          </table:table-cell>
          <table:table-cell/>
          <table:table-cell office:value-type="float" office:value="0.2761" calcext:value-type="float">
            <text:p>0,2761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79]-[.B279]" office:value-type="float" office:value="0.00630000000000003" calcext:value-type="float">
            <text:p>0,00630000000000003</text:p>
          </table:table-cell>
          <table:table-cell table:formula="of:=SQRT([.C279]*[.C279] + [.F279]*[.F279])" office:value-type="float" office:value="0.0128693434175952" calcext:value-type="float">
            <text:p>0,0129</text:p>
          </table:table-cell>
          <table:table-cell table:formula="of:=(([.E279]-[.B279]) / [.B279]) * 100" office:value-type="float" office:value="2.33506300963678" calcext:value-type="float">
            <text:p>2,3351</text:p>
          </table:table-cell>
          <table:table-cell/>
          <table:table-cell table:formula="of:=[.H279]+1.96*[.I279]" office:value-type="float" office:value="0.0315239130984866" calcext:value-type="float">
            <text:p>0,0315</text:p>
          </table:table-cell>
          <table:table-cell table:formula="of:=[.H279]-1.96*[.I279]" office:value-type="float" office:value="-0.0189239130984865" calcext:value-type="float">
            <text:p>-0,018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.00.0000</text:date>, <text:time style:data-style-name="N2" text:time-value="13:59:09.27903406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15T14:00:22.431597630</dc:date>
    <meta:editing-duration>PT7H14M56S</meta:editing-duration>
    <meta:editing-cycles>55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3" meta:cell-count="2987" meta:object-count="0"/>
  </office:meta>
</office:document-meta>
</file>